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6-18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3112" calcext:value-type="float">
            <text:p>53.0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4-17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6704" calcext:value-type="float">
            <text:p>52.8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2-20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092" calcext:value-type="float">
            <text:p>53.0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9584" calcext:value-type="float">
            <text:p>53.0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9936" calcext:value-type="float">
            <text:p>53.5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2736" calcext:value-type="float">
            <text:p>53.1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8248" calcext:value-type="float">
            <text:p>53.0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6056" calcext:value-type="float">
            <text:p>53.0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3592" calcext:value-type="float">
            <text:p>53.1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6056" calcext:value-type="float">
            <text:p>53.0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5616" calcext:value-type="float">
            <text:p>53.3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2464" calcext:value-type="float">
            <text:p>53.2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3968" calcext:value-type="float">
            <text:p>53.0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1296" calcext:value-type="float">
            <text:p>53.0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2152" calcext:value-type="float">
            <text:p>53.0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6472" calcext:value-type="float">
            <text:p>53.3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8352" calcext:value-type="float">
            <text:p>53.1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7016" calcext:value-type="float">
            <text:p>53.0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14" calcext:value-type="float">
            <text:p>53.1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2632" calcext:value-type="float">
            <text:p>53.0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0168" calcext:value-type="float">
            <text:p>53.1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5784" calcext:value-type="float">
            <text:p>53.1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14" calcext:value-type="float">
            <text:p>53.1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9312" calcext:value-type="float">
            <text:p>53.1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5304" calcext:value-type="float">
            <text:p>53.1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4552" calcext:value-type="float">
            <text:p>53.1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9312" calcext:value-type="float">
            <text:p>53.1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2192" calcext:value-type="float">
            <text:p>53.3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8456" calcext:value-type="float">
            <text:p>53.1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7496" calcext:value-type="float">
            <text:p>53.1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2736" calcext:value-type="float">
            <text:p>53.1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4552" calcext:value-type="float">
            <text:p>53.1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8832" calcext:value-type="float">
            <text:p>53.1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4072" calcext:value-type="float">
            <text:p>53.1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0168" calcext:value-type="float">
            <text:p>53.1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8352" calcext:value-type="float">
            <text:p>53.1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1128" calcext:value-type="float">
            <text:p>53.2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3112" calcext:value-type="float">
            <text:p>53.0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9208" calcext:value-type="float">
            <text:p>53.0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4072" calcext:value-type="float">
            <text:p>53.1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5512" calcext:value-type="float">
            <text:p>53.2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0376" calcext:value-type="float">
            <text:p>53.3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7224" calcext:value-type="float">
            <text:p>53.2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2088" calcext:value-type="float">
            <text:p>53.2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1608" calcext:value-type="float">
            <text:p>53.2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4-12-12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5784" calcext:value-type="float">
            <text:p>53.1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4-12-12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2736" calcext:value-type="float">
            <text:p>53.1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4-10-10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3864" calcext:value-type="float">
            <text:p>53.0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1-14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4344" calcext:value-type="float">
            <text:p>53.0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3112" calcext:value-type="float">
            <text:p>53.0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0544" calcext:value-type="float">
            <text:p>53.1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2632" calcext:value-type="float">
            <text:p>53.0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3488" calcext:value-type="float">
            <text:p>53.0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7016" calcext:value-type="float">
            <text:p>53.0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6536" calcext:value-type="float">
            <text:p>53.0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2528" calcext:value-type="float">
            <text:p>52.9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7768" calcext:value-type="float">
            <text:p>53.0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9208" calcext:value-type="float">
            <text:p>53.0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4824" calcext:value-type="float">
            <text:p>53.0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7872" calcext:value-type="float">
            <text:p>53.0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14" calcext:value-type="float">
            <text:p>53.1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8352" calcext:value-type="float">
            <text:p>53.1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2632" calcext:value-type="float">
            <text:p>53.0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2528" calcext:value-type="float">
            <text:p>52.9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3864" calcext:value-type="float">
            <text:p>53.0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3008" calcext:value-type="float">
            <text:p>53.0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8624" calcext:value-type="float">
            <text:p>52.9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9104" calcext:value-type="float">
            <text:p>53.0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9584" calcext:value-type="float">
            <text:p>53.0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3112" calcext:value-type="float">
            <text:p>53.0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4824" calcext:value-type="float">
            <text:p>53.0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2736" calcext:value-type="float">
            <text:p>53.1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0168" calcext:value-type="float">
            <text:p>53.1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5784" calcext:value-type="float">
            <text:p>53.1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3968" calcext:value-type="float">
            <text:p>53.0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9376" calcext:value-type="float">
            <text:p>52.9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5576" calcext:value-type="float">
            <text:p>52.9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2256" calcext:value-type="float">
            <text:p>53.1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2736" calcext:value-type="float">
            <text:p>53.1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9312" calcext:value-type="float">
            <text:p>53.1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8832" calcext:value-type="float">
            <text:p>53.1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2256" calcext:value-type="float">
            <text:p>53.1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7016" calcext:value-type="float">
            <text:p>53.0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2256" calcext:value-type="float">
            <text:p>53.1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2632" calcext:value-type="float">
            <text:p>53.0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7016" calcext:value-type="float">
            <text:p>53.0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6536" calcext:value-type="float">
            <text:p>53.0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7496" calcext:value-type="float">
            <text:p>53.1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4928" calcext:value-type="float">
            <text:p>53.1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0168" calcext:value-type="float">
            <text:p>53.1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9584" calcext:value-type="float">
            <text:p>53.0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9584" calcext:value-type="float">
            <text:p>53.0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8728" calcext:value-type="float">
            <text:p>53.0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4824" calcext:value-type="float">
            <text:p>53.0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4448" calcext:value-type="float">
            <text:p>53.1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7016" calcext:value-type="float">
            <text:p>53.0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8728" calcext:value-type="float">
            <text:p>53.0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9688" calcext:value-type="float">
            <text:p>53.1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5784" calcext:value-type="float">
            <text:p>53.1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5784" calcext:value-type="float">
            <text:p>53.1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9-07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4928" calcext:value-type="float">
            <text:p>53.1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4-24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8896" calcext:value-type="float">
            <text:p>52.8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3-01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9272" calcext:value-type="float">
            <text:p>52.8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2-20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903112" calcext:value-type="float">
            <text:p>1961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44488" calcext:value-type="float">
            <text:p>1962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26656" calcext:value-type="float">
            <text:p>1962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31128" calcext:value-type="float">
            <text:p>1962.0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02272" calcext:value-type="float">
            <text:p>1962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71792" calcext:value-type="float">
            <text:p>1962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29704" calcext:value-type="float">
            <text:p>1962.8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05904" calcext:value-type="float">
            <text:p>1962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47992" calcext:value-type="float">
            <text:p>1962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903112" calcext:value-type="float">
            <text:p>1961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915304" calcext:value-type="float">
            <text:p>1961.9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49416" calcext:value-type="float">
            <text:p>1962.0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50456" calcext:value-type="float">
            <text:p>1962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50456" calcext:value-type="float">
            <text:p>1962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954928" calcext:value-type="float">
            <text:p>1961.9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38848" calcext:value-type="float">
            <text:p>1962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32168" calcext:value-type="float">
            <text:p>1962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01688" calcext:value-type="float">
            <text:p>1962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23024" calcext:value-type="float">
            <text:p>1962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93128" calcext:value-type="float">
            <text:p>1962.7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7672" calcext:value-type="float">
            <text:p>1962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77888" calcext:value-type="float">
            <text:p>1962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60184" calcext:value-type="float">
            <text:p>1962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729376" calcext:value-type="float">
            <text:p>1961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68744" calcext:value-type="float">
            <text:p>1962.7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73852" calcext:value-type="float">
            <text:p>1961.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62064" calcext:value-type="float">
            <text:p>1962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9832" calcext:value-type="float">
            <text:p>1962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1388" calcext:value-type="float">
            <text:p>1962.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857392" calcext:value-type="float">
            <text:p>1961.8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89496" calcext:value-type="float">
            <text:p>1962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92544" calcext:value-type="float">
            <text:p>1962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10832" calcext:value-type="float">
            <text:p>1962.7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92544" calcext:value-type="float">
            <text:p>1962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4624" calcext:value-type="float">
            <text:p>1962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80352" calcext:value-type="float">
            <text:p>1962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2912" calcext:value-type="float">
            <text:p>1962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979312" calcext:value-type="float">
            <text:p>1961.9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38264" calcext:value-type="float">
            <text:p>1962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01688" calcext:value-type="float">
            <text:p>1962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95188" calcext:value-type="float">
            <text:p>1961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83984" calcext:value-type="float">
            <text:p>1962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900064" calcext:value-type="float">
            <text:p>1961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988456" calcext:value-type="float">
            <text:p>1961.9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04736" calcext:value-type="float">
            <text:p>1962.7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26656" calcext:value-type="float">
            <text:p>1962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65696" calcext:value-type="float">
            <text:p>1962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95188" calcext:value-type="float">
            <text:p>1961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80936" calcext:value-type="float">
            <text:p>1962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35216" calcext:value-type="float">
            <text:p>1962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38264" calcext:value-type="float">
            <text:p>1962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91376" calcext:value-type="float">
            <text:p>1962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805576" calcext:value-type="float">
            <text:p>1961.8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49872" calcext:value-type="float">
            <text:p>1962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96712" calcext:value-type="float">
            <text:p>1961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26072" calcext:value-type="float">
            <text:p>1962.7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82232" calcext:value-type="float">
            <text:p>1962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1952" calcext:value-type="float">
            <text:p>1962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08368" calcext:value-type="float">
            <text:p>1962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80936" calcext:value-type="float">
            <text:p>1962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73672" calcext:value-type="float">
            <text:p>1962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09792" calcext:value-type="float">
            <text:p>1962.0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85864" calcext:value-type="float">
            <text:p>1962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34632" calcext:value-type="float">
            <text:p>1962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3768" calcext:value-type="float">
            <text:p>1962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717184" calcext:value-type="float">
            <text:p>1961.7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46824" calcext:value-type="float">
            <text:p>1962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40144" calcext:value-type="float">
            <text:p>1962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88912" calcext:value-type="float">
            <text:p>1962.5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900064" calcext:value-type="float">
            <text:p>1961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10832" calcext:value-type="float">
            <text:p>1962.7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62064" calcext:value-type="float">
            <text:p>1962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34632" calcext:value-type="float">
            <text:p>1962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10248" calcext:value-type="float">
            <text:p>1962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9572" calcext:value-type="float">
            <text:p>1962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10248" calcext:value-type="float">
            <text:p>1962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95008" calcext:value-type="float">
            <text:p>1962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43776" calcext:value-type="float">
            <text:p>1962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70752" calcext:value-type="float">
            <text:p>1962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62064" calcext:value-type="float">
            <text:p>1962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74256" calcext:value-type="float">
            <text:p>1962.6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92544" calcext:value-type="float">
            <text:p>1962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769" calcext:value-type="float">
            <text:p>1961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28536" calcext:value-type="float">
            <text:p>1962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76136" calcext:value-type="float">
            <text:p>1962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3768" calcext:value-type="float">
            <text:p>1962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67756" calcext:value-type="float">
            <text:p>1961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28536" calcext:value-type="float">
            <text:p>1962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74256" calcext:value-type="float">
            <text:p>1962.6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994552" calcext:value-type="float">
            <text:p>1961.9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43776" calcext:value-type="float">
            <text:p>1962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973216" calcext:value-type="float">
            <text:p>1961.9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96712" calcext:value-type="float">
            <text:p>1961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04736" calcext:value-type="float">
            <text:p>1962.7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00648" calcext:value-type="float">
            <text:p>1962.0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12128" calcext:value-type="float">
            <text:p>1962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01688" calcext:value-type="float">
            <text:p>1962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79184" calcext:value-type="float">
            <text:p>1962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03568" calcext:value-type="float">
            <text:p>1962.5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834" calcext:value-type="float">
            <text:p>1962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01104" calcext:value-type="float">
            <text:p>1962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98236" calcext:value-type="float">
            <text:p>1961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71208" calcext:value-type="float">
            <text:p>1962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52464" calcext:value-type="float">
            <text:p>1962.0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9-07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65112" calcext:value-type="float">
            <text:p>1962.6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19392" calcext:value-type="float">
            <text:p>1962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69456" calcext:value-type="float">
            <text:p>1962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9976" calcext:value-type="float">
            <text:p>1961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16344" calcext:value-type="float">
            <text:p>1962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19392" calcext:value-type="float">
            <text:p>1962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8452" calcext:value-type="float">
            <text:p>1961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976264" calcext:value-type="float">
            <text:p>1961.9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961024" calcext:value-type="float">
            <text:p>1961.9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19392" calcext:value-type="float">
            <text:p>1962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0208" calcext:value-type="float">
            <text:p>1962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56552" calcext:value-type="float">
            <text:p>1962.7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95008" calcext:value-type="float">
            <text:p>1962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02984" calcext:value-type="float">
            <text:p>1962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93664" calcext:value-type="float">
            <text:p>1961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81648" calcext:value-type="float">
            <text:p>1962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834" calcext:value-type="float">
            <text:p>1962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964072" calcext:value-type="float">
            <text:p>1961.9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55968" calcext:value-type="float">
            <text:p>1962.6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2912" calcext:value-type="float">
            <text:p>1962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79184" calcext:value-type="float">
            <text:p>1962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834" calcext:value-type="float">
            <text:p>1962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988456" calcext:value-type="float">
            <text:p>1961.9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9864" calcext:value-type="float">
            <text:p>1962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60896" calcext:value-type="float">
            <text:p>1962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887872" calcext:value-type="float">
            <text:p>1961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01232" calcext:value-type="float">
            <text:p>1962.1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74256" calcext:value-type="float">
            <text:p>1962.6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59016" calcext:value-type="float">
            <text:p>1962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52336" calcext:value-type="float">
            <text:p>1962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60896" calcext:value-type="float">
            <text:p>1962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31128" calcext:value-type="float">
            <text:p>1962.0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38264" calcext:value-type="float">
            <text:p>1962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56552" calcext:value-type="float">
            <text:p>1962.7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76848" calcext:value-type="float">
            <text:p>1962.0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47408" calcext:value-type="float">
            <text:p>1962.7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56552" calcext:value-type="float">
            <text:p>1962.7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53504" calcext:value-type="float">
            <text:p>1962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98768" calcext:value-type="float">
            <text:p>1962.1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10248" calcext:value-type="float">
            <text:p>1962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01688" calcext:value-type="float">
            <text:p>1962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13296" calcext:value-type="float">
            <text:p>1962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76848" calcext:value-type="float">
            <text:p>1962.0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28536" calcext:value-type="float">
            <text:p>1962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79896" calcext:value-type="float">
            <text:p>1962.0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62648" calcext:value-type="float">
            <text:p>1962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56552" calcext:value-type="float">
            <text:p>1962.7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65696" calcext:value-type="float">
            <text:p>1962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83984" calcext:value-type="float">
            <text:p>1962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65696" calcext:value-type="float">
            <text:p>1962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71792" calcext:value-type="float">
            <text:p>1962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83984" calcext:value-type="float">
            <text:p>1962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79896" calcext:value-type="float">
            <text:p>1962.0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79896" calcext:value-type="float">
            <text:p>1962.0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53504" calcext:value-type="float">
            <text:p>1962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4436" calcext:value-type="float">
            <text:p>1962.7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35344" calcext:value-type="float">
            <text:p>1962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9832" calcext:value-type="float">
            <text:p>1962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596" calcext:value-type="float">
            <text:p>1962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70752" calcext:value-type="float">
            <text:p>1962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28536" calcext:value-type="float">
            <text:p>1962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76848" calcext:value-type="float">
            <text:p>1962.0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83984" calcext:value-type="float">
            <text:p>1962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7-06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23608" calcext:value-type="float">
            <text:p>1962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41896" calcext:value-type="float">
            <text:p>1962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41896" calcext:value-type="float">
            <text:p>1962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5668" calcext:value-type="float">
            <text:p>1962.2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87032" calcext:value-type="float">
            <text:p>1962.7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17512" calcext:value-type="float">
            <text:p>1962.8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14464" calcext:value-type="float">
            <text:p>1962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11416" calcext:value-type="float">
            <text:p>1962.8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99224" calcext:value-type="float">
            <text:p>1962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9008" calcext:value-type="float">
            <text:p>1962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596" calcext:value-type="float">
            <text:p>1962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7484" calcext:value-type="float">
            <text:p>1962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60184" calcext:value-type="float">
            <text:p>1962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63232" calcext:value-type="float">
            <text:p>1962.8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17512" calcext:value-type="float">
            <text:p>1962.8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99224" calcext:value-type="float">
            <text:p>1962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358" calcext:value-type="float">
            <text:p>1962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676" calcext:value-type="float">
            <text:p>1962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3712" calcext:value-type="float">
            <text:p>1962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69328" calcext:value-type="float">
            <text:p>1962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86576" calcext:value-type="float">
            <text:p>1962.1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75424" calcext:value-type="float">
            <text:p>1962.8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3336" calcext:value-type="float">
            <text:p>1962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76008" calcext:value-type="float">
            <text:p>1962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0288" calcext:value-type="float">
            <text:p>1962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9808" calcext:value-type="float">
            <text:p>1962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6628" calcext:value-type="float">
            <text:p>1962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8048" calcext:value-type="float">
            <text:p>1962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26656" calcext:value-type="float">
            <text:p>1962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2244" calcext:value-type="float">
            <text:p>1962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8048" calcext:value-type="float">
            <text:p>1962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50584" calcext:value-type="float">
            <text:p>1962.2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3336" calcext:value-type="float">
            <text:p>1962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08952" calcext:value-type="float">
            <text:p>1962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87616" calcext:value-type="float">
            <text:p>1962.8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16344" calcext:value-type="float">
            <text:p>1962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60184" calcext:value-type="float">
            <text:p>1962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29248" calcext:value-type="float">
            <text:p>1962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3256" calcext:value-type="float">
            <text:p>1962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65824" calcext:value-type="float">
            <text:p>1962.2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8048" calcext:value-type="float">
            <text:p>1962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59728" calcext:value-type="float">
            <text:p>1962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0288" calcext:value-type="float">
            <text:p>1962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7192" calcext:value-type="float">
            <text:p>1962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08952" calcext:value-type="float">
            <text:p>1962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8048" calcext:value-type="float">
            <text:p>1962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70624" calcext:value-type="float">
            <text:p>1962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08496" calcext:value-type="float">
            <text:p>1962.3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91248" calcext:value-type="float">
            <text:p>1962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68288" calcext:value-type="float">
            <text:p>1962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3336" calcext:value-type="float">
            <text:p>1962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78016" calcext:value-type="float">
            <text:p>1962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60184" calcext:value-type="float">
            <text:p>1962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38392" calcext:value-type="float">
            <text:p>1962.2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4248" calcext:value-type="float">
            <text:p>1962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74968" calcext:value-type="float">
            <text:p>1962.2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97344" calcext:value-type="float">
            <text:p>1962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76008" calcext:value-type="float">
            <text:p>1962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3736" calcext:value-type="float">
            <text:p>1962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18224" calcext:value-type="float">
            <text:p>1962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7824" calcext:value-type="float">
            <text:p>1963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77304" calcext:value-type="float">
            <text:p>1962.6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2104" calcext:value-type="float">
            <text:p>1962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97344" calcext:value-type="float">
            <text:p>1962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0872" calcext:value-type="float">
            <text:p>1963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5632" calcext:value-type="float">
            <text:p>1963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344" calcext:value-type="float">
            <text:p>1963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2104" calcext:value-type="float">
            <text:p>1962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4776" calcext:value-type="float">
            <text:p>1963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6968" calcext:value-type="float">
            <text:p>1963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2584" calcext:value-type="float">
            <text:p>1963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6384" calcext:value-type="float">
            <text:p>1962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18096" calcext:value-type="float">
            <text:p>1962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9432" calcext:value-type="float">
            <text:p>1962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12" calcext:value-type="float">
            <text:p>1962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916" calcext:value-type="float">
            <text:p>1963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78016" calcext:value-type="float">
            <text:p>1962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344" calcext:value-type="float">
            <text:p>1963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4-19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012" calcext:value-type="float">
            <text:p>1963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15048" calcext:value-type="float">
            <text:p>1962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50584" calcext:value-type="float">
            <text:p>1962.2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14592" calcext:value-type="float">
            <text:p>1962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5152" calcext:value-type="float">
            <text:p>1962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9536" calcext:value-type="float">
            <text:p>1963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7824" calcext:value-type="float">
            <text:p>1963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18224" calcext:value-type="float">
            <text:p>1962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67448" calcext:value-type="float">
            <text:p>1963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644" calcext:value-type="float">
            <text:p>1963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0208" calcext:value-type="float">
            <text:p>1962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12" calcext:value-type="float">
            <text:p>1962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44944" calcext:value-type="float">
            <text:p>1962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5104" calcext:value-type="float">
            <text:p>1962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48576" calcext:value-type="float">
            <text:p>1962.9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344" calcext:value-type="float">
            <text:p>1963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87616" calcext:value-type="float">
            <text:p>1962.8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38392" calcext:value-type="float">
            <text:p>1962.2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82" calcext:value-type="float">
            <text:p>1962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74968" calcext:value-type="float">
            <text:p>1962.2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0872" calcext:value-type="float">
            <text:p>1963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3288" calcext:value-type="float">
            <text:p>1962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0392" calcext:value-type="float">
            <text:p>1963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84112" calcext:value-type="float">
            <text:p>1962.2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42608" calcext:value-type="float">
            <text:p>1962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24192" calcext:value-type="float">
            <text:p>1962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54672" calcext:value-type="float">
            <text:p>1962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3816" calcext:value-type="float">
            <text:p>1962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29704" calcext:value-type="float">
            <text:p>1962.8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91248" calcext:value-type="float">
            <text:p>1962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47992" calcext:value-type="float">
            <text:p>1962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07912" calcext:value-type="float">
            <text:p>1962.2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18808" calcext:value-type="float">
            <text:p>1962.5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0768" calcext:value-type="float">
            <text:p>1962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35928" calcext:value-type="float">
            <text:p>1962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21144" calcext:value-type="float">
            <text:p>1962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64528" calcext:value-type="float">
            <text:p>1962.5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2104" calcext:value-type="float">
            <text:p>1962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18096" calcext:value-type="float">
            <text:p>1962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49872" calcext:value-type="float">
            <text:p>1962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82" calcext:value-type="float">
            <text:p>1962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84112" calcext:value-type="float">
            <text:p>1962.2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11544" calcext:value-type="float">
            <text:p>1962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1096" calcext:value-type="float">
            <text:p>1962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14592" calcext:value-type="float">
            <text:p>1962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0392" calcext:value-type="float">
            <text:p>1963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2584" calcext:value-type="float">
            <text:p>1963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4144" calcext:value-type="float">
            <text:p>1962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12" calcext:value-type="float">
            <text:p>1962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6628" calcext:value-type="float">
            <text:p>1962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38848" calcext:value-type="float">
            <text:p>1962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596" calcext:value-type="float">
            <text:p>1962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56096" calcext:value-type="float">
            <text:p>1962.1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17056" calcext:value-type="float">
            <text:p>1962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57264" calcext:value-type="float">
            <text:p>1962.3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9832" calcext:value-type="float">
            <text:p>1962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73088" calcext:value-type="float">
            <text:p>1962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5632" calcext:value-type="float">
            <text:p>1963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84112" calcext:value-type="float">
            <text:p>1962.2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15048" calcext:value-type="float">
            <text:p>1962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29248" calcext:value-type="float">
            <text:p>1962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45528" calcext:value-type="float">
            <text:p>1962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2-16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2688" calcext:value-type="float">
            <text:p>1963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0872" calcext:value-type="float">
            <text:p>1963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24192" calcext:value-type="float">
            <text:p>1962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3712" calcext:value-type="float">
            <text:p>1962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72376" calcext:value-type="float">
            <text:p>1962.8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75424" calcext:value-type="float">
            <text:p>1962.8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1096" calcext:value-type="float">
            <text:p>1962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46952" calcext:value-type="float">
            <text:p>1962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56552" calcext:value-type="float">
            <text:p>1962.7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0428" calcext:value-type="float">
            <text:p>1962.1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78472" calcext:value-type="float">
            <text:p>1962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72376" calcext:value-type="float">
            <text:p>1962.8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46952" calcext:value-type="float">
            <text:p>1962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02856" calcext:value-type="float">
            <text:p>1962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9832" calcext:value-type="float">
            <text:p>1962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97344" calcext:value-type="float">
            <text:p>1962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78016" calcext:value-type="float">
            <text:p>1962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4248" calcext:value-type="float">
            <text:p>1962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54088" calcext:value-type="float">
            <text:p>1962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65696" calcext:value-type="float">
            <text:p>1962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262" calcext:value-type="float">
            <text:p>1962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18096" calcext:value-type="float">
            <text:p>1962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92672" calcext:value-type="float">
            <text:p>1962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7296" calcext:value-type="float">
            <text:p>1962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93128" calcext:value-type="float">
            <text:p>1962.7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0664" calcext:value-type="float">
            <text:p>1962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59144" calcext:value-type="float">
            <text:p>1962.1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9808" calcext:value-type="float">
            <text:p>1962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87616" calcext:value-type="float">
            <text:p>1962.8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45528" calcext:value-type="float">
            <text:p>1962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0768" calcext:value-type="float">
            <text:p>1962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18096" calcext:value-type="float">
            <text:p>1962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8904" calcext:value-type="float">
            <text:p>1962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02272" calcext:value-type="float">
            <text:p>1962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13424" calcext:value-type="float">
            <text:p>1962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358" calcext:value-type="float">
            <text:p>1962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8152" calcext:value-type="float">
            <text:p>1962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85992" calcext:value-type="float">
            <text:p>1962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14464" calcext:value-type="float">
            <text:p>1962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0664" calcext:value-type="float">
            <text:p>1962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42024" calcext:value-type="float">
            <text:p>1962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5152" calcext:value-type="float">
            <text:p>1962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7192" calcext:value-type="float">
            <text:p>1962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0908" calcext:value-type="float">
            <text:p>1962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77432" calcext:value-type="float">
            <text:p>1962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0428" calcext:value-type="float">
            <text:p>1962.1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3816" calcext:value-type="float">
            <text:p>1962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0016" calcext:value-type="float">
            <text:p>1963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82816" calcext:value-type="float">
            <text:p>1962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81064" calcext:value-type="float">
            <text:p>1962.2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3736" calcext:value-type="float">
            <text:p>1962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29248" calcext:value-type="float">
            <text:p>1962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60312" calcext:value-type="float">
            <text:p>1962.3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3256" calcext:value-type="float">
            <text:p>1962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8304" calcext:value-type="float">
            <text:p>1963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0392" calcext:value-type="float">
            <text:p>1963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9912" calcext:value-type="float">
            <text:p>1962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5772" calcext:value-type="float">
            <text:p>1962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3336" calcext:value-type="float">
            <text:p>1962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51624" calcext:value-type="float">
            <text:p>1962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12" calcext:value-type="float">
            <text:p>1962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21144" calcext:value-type="float">
            <text:p>1962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91248" calcext:value-type="float">
            <text:p>1962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9536" calcext:value-type="float">
            <text:p>1963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2-14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2584" calcext:value-type="float">
            <text:p>1963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45528" calcext:value-type="float">
            <text:p>1962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0768" calcext:value-type="float">
            <text:p>1962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0768" calcext:value-type="float">
            <text:p>1962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76008" calcext:value-type="float">
            <text:p>1962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0016" calcext:value-type="float">
            <text:p>1963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76008" calcext:value-type="float">
            <text:p>1962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881776" calcext:value-type="float">
            <text:p>1961.8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676" calcext:value-type="float">
            <text:p>1962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676" calcext:value-type="float">
            <text:p>1962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02856" calcext:value-type="float">
            <text:p>1962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84568" calcext:value-type="float">
            <text:p>1962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8152" calcext:value-type="float">
            <text:p>1962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8152" calcext:value-type="float">
            <text:p>1962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54088" calcext:value-type="float">
            <text:p>1962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98184" calcext:value-type="float">
            <text:p>1962.0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77888" calcext:value-type="float">
            <text:p>1962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44488" calcext:value-type="float">
            <text:p>1962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85992" calcext:value-type="float">
            <text:p>1962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64656" calcext:value-type="float">
            <text:p>1962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99224" calcext:value-type="float">
            <text:p>1962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44488" calcext:value-type="float">
            <text:p>1962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358" calcext:value-type="float">
            <text:p>1962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67704" calcext:value-type="float">
            <text:p>1962.0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47992" calcext:value-type="float">
            <text:p>1962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1388" calcext:value-type="float">
            <text:p>1962.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08368" calcext:value-type="float">
            <text:p>1962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9936" calcext:value-type="float">
            <text:p>1962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12128" calcext:value-type="float">
            <text:p>1962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99224" calcext:value-type="float">
            <text:p>1962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1952" calcext:value-type="float">
            <text:p>1962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738" calcext:value-type="float">
            <text:p>1962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37808" calcext:value-type="float">
            <text:p>1962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2056" calcext:value-type="float">
            <text:p>1962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87616" calcext:value-type="float">
            <text:p>1962.8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54088" calcext:value-type="float">
            <text:p>1962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17056" calcext:value-type="float">
            <text:p>1962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37808" calcext:value-type="float">
            <text:p>1962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32752" calcext:value-type="float">
            <text:p>1962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02272" calcext:value-type="float">
            <text:p>1962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1096" calcext:value-type="float">
            <text:p>1962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85992" calcext:value-type="float">
            <text:p>1962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28664" calcext:value-type="float">
            <text:p>1962.1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8904" calcext:value-type="float">
            <text:p>1962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29704" calcext:value-type="float">
            <text:p>1962.8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89624" calcext:value-type="float">
            <text:p>1962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0-29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72376" calcext:value-type="float">
            <text:p>1962.8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92544" calcext:value-type="float">
            <text:p>1962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92088" calcext:value-type="float">
            <text:p>1962.0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9572" calcext:value-type="float">
            <text:p>1962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3712" calcext:value-type="float">
            <text:p>1962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28536" calcext:value-type="float">
            <text:p>1962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04864" calcext:value-type="float">
            <text:p>1962.2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47992" calcext:value-type="float">
            <text:p>1962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738" calcext:value-type="float">
            <text:p>1962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23608" calcext:value-type="float">
            <text:p>1962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63232" calcext:value-type="float">
            <text:p>1962.8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40144" calcext:value-type="float">
            <text:p>1962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14464" calcext:value-type="float">
            <text:p>1962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50584" calcext:value-type="float">
            <text:p>1962.2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08368" calcext:value-type="float">
            <text:p>1962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57136" calcext:value-type="float">
            <text:p>1962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54088" calcext:value-type="float">
            <text:p>1962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38264" calcext:value-type="float">
            <text:p>1962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0428" calcext:value-type="float">
            <text:p>1962.1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14008" calcext:value-type="float">
            <text:p>1962.2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9808" calcext:value-type="float">
            <text:p>1962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57136" calcext:value-type="float">
            <text:p>1962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02272" calcext:value-type="float">
            <text:p>1962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1388" calcext:value-type="float">
            <text:p>1962.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2808" calcext:value-type="float">
            <text:p>1962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83984" calcext:value-type="float">
            <text:p>1962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87032" calcext:value-type="float">
            <text:p>1962.7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4332" calcext:value-type="float">
            <text:p>1962.0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82944" calcext:value-type="float">
            <text:p>1962.0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99224" calcext:value-type="float">
            <text:p>1962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85992" calcext:value-type="float">
            <text:p>1962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19976" calcext:value-type="float">
            <text:p>1962.7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47408" calcext:value-type="float">
            <text:p>1962.7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85992" calcext:value-type="float">
            <text:p>1962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93128" calcext:value-type="float">
            <text:p>1962.7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87032" calcext:value-type="float">
            <text:p>1962.7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38848" calcext:value-type="float">
            <text:p>1962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738" calcext:value-type="float">
            <text:p>1962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35216" calcext:value-type="float">
            <text:p>1962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83984" calcext:value-type="float">
            <text:p>1962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46952" calcext:value-type="float">
            <text:p>1962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08368" calcext:value-type="float">
            <text:p>1962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976264" calcext:value-type="float">
            <text:p>1961.9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2432" calcext:value-type="float">
            <text:p>1962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54088" calcext:value-type="float">
            <text:p>1962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55512" calcext:value-type="float">
            <text:p>1962.0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9572" calcext:value-type="float">
            <text:p>1962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738" calcext:value-type="float">
            <text:p>1962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82944" calcext:value-type="float">
            <text:p>1962.0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7484" calcext:value-type="float">
            <text:p>1962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14464" calcext:value-type="float">
            <text:p>1962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32752" calcext:value-type="float">
            <text:p>1962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71208" calcext:value-type="float">
            <text:p>1962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92088" calcext:value-type="float">
            <text:p>1962.0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9008" calcext:value-type="float">
            <text:p>1962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46824" calcext:value-type="float">
            <text:p>1962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23024" calcext:value-type="float">
            <text:p>1962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8152" calcext:value-type="float">
            <text:p>1962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59016" calcext:value-type="float">
            <text:p>1962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47408" calcext:value-type="float">
            <text:p>1962.7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8-30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21144" calcext:value-type="float">
            <text:p>1962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976264" calcext:value-type="float">
            <text:p>1961.9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13424" calcext:value-type="float">
            <text:p>1962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3712" calcext:value-type="float">
            <text:p>1962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84568" calcext:value-type="float">
            <text:p>1962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7192" calcext:value-type="float">
            <text:p>1962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13424" calcext:value-type="float">
            <text:p>1962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0664" calcext:value-type="float">
            <text:p>1962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95136" calcext:value-type="float">
            <text:p>1962.0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86448" calcext:value-type="float">
            <text:p>1962.6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13424" calcext:value-type="float">
            <text:p>1962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11544" calcext:value-type="float">
            <text:p>1962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69456" calcext:value-type="float">
            <text:p>1962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43776" calcext:value-type="float">
            <text:p>1962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05904" calcext:value-type="float">
            <text:p>1962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78472" calcext:value-type="float">
            <text:p>1962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9832" calcext:value-type="float">
            <text:p>1962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77432" calcext:value-type="float">
            <text:p>1962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0688" calcext:value-type="float">
            <text:p>1962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01816" calcext:value-type="float">
            <text:p>1962.2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56096" calcext:value-type="float">
            <text:p>1962.1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17056" calcext:value-type="float">
            <text:p>1962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21144" calcext:value-type="float">
            <text:p>1962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04864" calcext:value-type="float">
            <text:p>1962.2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59144" calcext:value-type="float">
            <text:p>1962.1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0664" calcext:value-type="float">
            <text:p>1962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42024" calcext:value-type="float">
            <text:p>1962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02856" calcext:value-type="float">
            <text:p>1962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01232" calcext:value-type="float">
            <text:p>1962.1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73088" calcext:value-type="float">
            <text:p>1962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85992" calcext:value-type="float">
            <text:p>1962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55384" calcext:value-type="float">
            <text:p>1962.5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98768" calcext:value-type="float">
            <text:p>1962.1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3336" calcext:value-type="float">
            <text:p>1962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65824" calcext:value-type="float">
            <text:p>1962.2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51752" calcext:value-type="float">
            <text:p>1962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3476" calcext:value-type="float">
            <text:p>1962.1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82944" calcext:value-type="float">
            <text:p>1962.0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65824" calcext:value-type="float">
            <text:p>1962.2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14464" calcext:value-type="float">
            <text:p>1962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07912" calcext:value-type="float">
            <text:p>1962.2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60184" calcext:value-type="float">
            <text:p>1962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21984" calcext:value-type="float">
            <text:p>1962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02856" calcext:value-type="float">
            <text:p>1962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3336" calcext:value-type="float">
            <text:p>1962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68288" calcext:value-type="float">
            <text:p>1962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9352" calcext:value-type="float">
            <text:p>1962.2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9912" calcext:value-type="float">
            <text:p>1962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1952" calcext:value-type="float">
            <text:p>1962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01104" calcext:value-type="float">
            <text:p>1962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8904" calcext:value-type="float">
            <text:p>1962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04864" calcext:value-type="float">
            <text:p>1962.2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47536" calcext:value-type="float">
            <text:p>1962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6304" calcext:value-type="float">
            <text:p>1962.2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76008" calcext:value-type="float">
            <text:p>1962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38264" calcext:value-type="float">
            <text:p>1962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8048" calcext:value-type="float">
            <text:p>1962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9536" calcext:value-type="float">
            <text:p>1963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1728" calcext:value-type="float">
            <text:p>1963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50456" calcext:value-type="float">
            <text:p>1962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04864" calcext:value-type="float">
            <text:p>1962.2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91248" calcext:value-type="float">
            <text:p>1962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94296" calcext:value-type="float">
            <text:p>1962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47408" calcext:value-type="float">
            <text:p>1962.7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12" calcext:value-type="float">
            <text:p>1962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3288" calcext:value-type="float">
            <text:p>1962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67448" calcext:value-type="float">
            <text:p>1963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8304" calcext:value-type="float">
            <text:p>1963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6784" calcext:value-type="float">
            <text:p>1962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5736" calcext:value-type="float">
            <text:p>1963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68872" calcext:value-type="float">
            <text:p>1962.2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51168" calcext:value-type="float">
            <text:p>1962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6304" calcext:value-type="float">
            <text:p>1962.2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81064" calcext:value-type="float">
            <text:p>1962.2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6592" calcext:value-type="float">
            <text:p>1963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024" calcext:value-type="float">
            <text:p>1962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3816" calcext:value-type="float">
            <text:p>1962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3256" calcext:value-type="float">
            <text:p>1962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644" calcext:value-type="float">
            <text:p>1963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8528" calcext:value-type="float">
            <text:p>1962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6-1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4024" calcext:value-type="float">
            <text:p>1963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5632" calcext:value-type="float">
            <text:p>1963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868" calcext:value-type="float">
            <text:p>1963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66992" calcext:value-type="float">
            <text:p>1962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58888" calcext:value-type="float">
            <text:p>1963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62648" calcext:value-type="float">
            <text:p>1962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3816" calcext:value-type="float">
            <text:p>1962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27368" calcext:value-type="float">
            <text:p>1962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384" calcext:value-type="float">
            <text:p>1962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3168" calcext:value-type="float">
            <text:p>1963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3288" calcext:value-type="float">
            <text:p>1962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4812" calcext:value-type="float">
            <text:p>1962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54672" calcext:value-type="float">
            <text:p>1962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868" calcext:value-type="float">
            <text:p>1963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5256" calcext:value-type="float">
            <text:p>1963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51168" calcext:value-type="float">
            <text:p>1962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7072" calcext:value-type="float">
            <text:p>1963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44944" calcext:value-type="float">
            <text:p>1962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6216" calcext:value-type="float">
            <text:p>1963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0688" calcext:value-type="float">
            <text:p>1962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3956" calcext:value-type="float">
            <text:p>1962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37552" calcext:value-type="float">
            <text:p>1963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16928" calcext:value-type="float">
            <text:p>1962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08368" calcext:value-type="float">
            <text:p>1962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52792" calcext:value-type="float">
            <text:p>1963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62776" calcext:value-type="float">
            <text:p>1962.2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2432" calcext:value-type="float">
            <text:p>1962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27952" calcext:value-type="float">
            <text:p>1962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9264" calcext:value-type="float">
            <text:p>1963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5736" calcext:value-type="float">
            <text:p>1963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964" calcext:value-type="float">
            <text:p>1963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964" calcext:value-type="float">
            <text:p>1963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72504" calcext:value-type="float">
            <text:p>1962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4776" calcext:value-type="float">
            <text:p>1963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42608" calcext:value-type="float">
            <text:p>1962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4024" calcext:value-type="float">
            <text:p>1963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9536" calcext:value-type="float">
            <text:p>1963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43904" calcext:value-type="float">
            <text:p>1962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81648" calcext:value-type="float">
            <text:p>1962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8784" calcext:value-type="float">
            <text:p>1963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60184" calcext:value-type="float">
            <text:p>1962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40728" calcext:value-type="float">
            <text:p>1962.6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05448" calcext:value-type="float">
            <text:p>1962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1728" calcext:value-type="float">
            <text:p>1963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87744" calcext:value-type="float">
            <text:p>1962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63944" calcext:value-type="float">
            <text:p>1962.4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2912" calcext:value-type="float">
            <text:p>1962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19976" calcext:value-type="float">
            <text:p>1962.7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87744" calcext:value-type="float">
            <text:p>1962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3168" calcext:value-type="float">
            <text:p>1963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68032" calcext:value-type="float">
            <text:p>1963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2688" calcext:value-type="float">
            <text:p>1963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868" calcext:value-type="float">
            <text:p>1963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4-1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34504" calcext:value-type="float">
            <text:p>1963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75424" calcext:value-type="float">
            <text:p>1962.8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67576" calcext:value-type="float">
            <text:p>1962.5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0496" calcext:value-type="float">
            <text:p>1963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012" calcext:value-type="float">
            <text:p>1963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12128" calcext:value-type="float">
            <text:p>1962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42024" calcext:value-type="float">
            <text:p>1962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964" calcext:value-type="float">
            <text:p>1963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9264" calcext:value-type="float">
            <text:p>1963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97928" calcext:value-type="float">
            <text:p>1963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9936" calcext:value-type="float">
            <text:p>1962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12128" calcext:value-type="float">
            <text:p>1962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18224" calcext:value-type="float">
            <text:p>1962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31456" calcext:value-type="float">
            <text:p>1963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82232" calcext:value-type="float">
            <text:p>1962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3256" calcext:value-type="float">
            <text:p>1962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5104" calcext:value-type="float">
            <text:p>1962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3288" calcext:value-type="float">
            <text:p>1962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3816" calcext:value-type="float">
            <text:p>1962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75424" calcext:value-type="float">
            <text:p>1962.8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2208" calcext:value-type="float">
            <text:p>1963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9264" calcext:value-type="float">
            <text:p>1963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68872" calcext:value-type="float">
            <text:p>1962.2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676" calcext:value-type="float">
            <text:p>1962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02984" calcext:value-type="float">
            <text:p>1962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61936" calcext:value-type="float">
            <text:p>1963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30416" calcext:value-type="float">
            <text:p>1962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4024" calcext:value-type="float">
            <text:p>1963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76008" calcext:value-type="float">
            <text:p>1962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97928" calcext:value-type="float">
            <text:p>1963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24904" calcext:value-type="float">
            <text:p>1962.5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3256" calcext:value-type="float">
            <text:p>1962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11416" calcext:value-type="float">
            <text:p>1962.8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38976" calcext:value-type="float">
            <text:p>1962.3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012" calcext:value-type="float">
            <text:p>1963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9744" calcext:value-type="float">
            <text:p>1963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9744" calcext:value-type="float">
            <text:p>1963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63944" calcext:value-type="float">
            <text:p>1962.4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392" calcext:value-type="float">
            <text:p>1963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1764" calcext:value-type="float">
            <text:p>1962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6888" calcext:value-type="float">
            <text:p>1962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6336" calcext:value-type="float">
            <text:p>1962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43192" calcext:value-type="float">
            <text:p>1962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43192" calcext:value-type="float">
            <text:p>1962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0688" calcext:value-type="float">
            <text:p>1962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78016" calcext:value-type="float">
            <text:p>1962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1728" calcext:value-type="float">
            <text:p>1963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3064" calcext:value-type="float">
            <text:p>1963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3288" calcext:value-type="float">
            <text:p>1962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97344" calcext:value-type="float">
            <text:p>1962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32296" calcext:value-type="float">
            <text:p>1962.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2-27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98512" calcext:value-type="float">
            <text:p>1963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3064" calcext:value-type="float">
            <text:p>1963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0392" calcext:value-type="float">
            <text:p>1963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344" calcext:value-type="float">
            <text:p>1963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66408" calcext:value-type="float">
            <text:p>1962.3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6304" calcext:value-type="float">
            <text:p>1962.2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60896" calcext:value-type="float">
            <text:p>1962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75552" calcext:value-type="float">
            <text:p>1962.3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9832" calcext:value-type="float">
            <text:p>1962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2584" calcext:value-type="float">
            <text:p>1963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0872" calcext:value-type="float">
            <text:p>1963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64984" calcext:value-type="float">
            <text:p>1963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4812" calcext:value-type="float">
            <text:p>1962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7192" calcext:value-type="float">
            <text:p>1962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86448" calcext:value-type="float">
            <text:p>1962.6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02984" calcext:value-type="float">
            <text:p>1962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05904" calcext:value-type="float">
            <text:p>1962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60312" calcext:value-type="float">
            <text:p>1962.3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3736" calcext:value-type="float">
            <text:p>1962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5772" calcext:value-type="float">
            <text:p>1962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6336" calcext:value-type="float">
            <text:p>1962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0908" calcext:value-type="float">
            <text:p>1962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0688" calcext:value-type="float">
            <text:p>1962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2688" calcext:value-type="float">
            <text:p>1963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08496" calcext:value-type="float">
            <text:p>1962.3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2912" calcext:value-type="float">
            <text:p>1962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9912" calcext:value-type="float">
            <text:p>1962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6524" calcext:value-type="float">
            <text:p>1962.1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11544" calcext:value-type="float">
            <text:p>1962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3288" calcext:value-type="float">
            <text:p>1962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2584" calcext:value-type="float">
            <text:p>1963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06616" calcext:value-type="float">
            <text:p>1962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84696" calcext:value-type="float">
            <text:p>1962.3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3648" calcext:value-type="float">
            <text:p>1963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3336" calcext:value-type="float">
            <text:p>1962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91832" calcext:value-type="float">
            <text:p>1963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644" calcext:value-type="float">
            <text:p>1963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024" calcext:value-type="float">
            <text:p>1962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0392" calcext:value-type="float">
            <text:p>1963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3768" calcext:value-type="float">
            <text:p>1962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76008" calcext:value-type="float">
            <text:p>1962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1728" calcext:value-type="float">
            <text:p>1963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02984" calcext:value-type="float">
            <text:p>1962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9572" calcext:value-type="float">
            <text:p>1962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024" calcext:value-type="float">
            <text:p>1962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6488" calcext:value-type="float">
            <text:p>1963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7296" calcext:value-type="float">
            <text:p>1962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91248" calcext:value-type="float">
            <text:p>1962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072" calcext:value-type="float">
            <text:p>1962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0208" calcext:value-type="float">
            <text:p>1962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4624" calcext:value-type="float">
            <text:p>1962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0908" calcext:value-type="float">
            <text:p>1962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2104" calcext:value-type="float">
            <text:p>1962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6784" calcext:value-type="float">
            <text:p>1962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53632" calcext:value-type="float">
            <text:p>1962.2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15048" calcext:value-type="float">
            <text:p>1962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6784" calcext:value-type="float">
            <text:p>1962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0768" calcext:value-type="float">
            <text:p>1962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7824" calcext:value-type="float">
            <text:p>1963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0688" calcext:value-type="float">
            <text:p>1962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59728" calcext:value-type="float">
            <text:p>1962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29248" calcext:value-type="float">
            <text:p>1962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65696" calcext:value-type="float">
            <text:p>1962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45072" calcext:value-type="float">
            <text:p>1962.3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05448" calcext:value-type="float">
            <text:p>1962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99224" calcext:value-type="float">
            <text:p>1962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16928" calcext:value-type="float">
            <text:p>1962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6112" calcext:value-type="float">
            <text:p>1963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9912" calcext:value-type="float">
            <text:p>1962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9536" calcext:value-type="float">
            <text:p>1963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6384" calcext:value-type="float">
            <text:p>1962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344" calcext:value-type="float">
            <text:p>1963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84696" calcext:value-type="float">
            <text:p>1962.3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7824" calcext:value-type="float">
            <text:p>1963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5632" calcext:value-type="float">
            <text:p>1963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9832" calcext:value-type="float">
            <text:p>1962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44944" calcext:value-type="float">
            <text:p>1962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48704" calcext:value-type="float">
            <text:p>1962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916" calcext:value-type="float">
            <text:p>1963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3256" calcext:value-type="float">
            <text:p>1962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3816" calcext:value-type="float">
            <text:p>1962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40728" calcext:value-type="float">
            <text:p>1962.6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05904" calcext:value-type="float">
            <text:p>1962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74384" calcext:value-type="float">
            <text:p>1962.1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04736" calcext:value-type="float">
            <text:p>1962.7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75552" calcext:value-type="float">
            <text:p>1962.3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2-03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2104" calcext:value-type="float">
            <text:p>1962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18096" calcext:value-type="float">
            <text:p>1962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54672" calcext:value-type="float">
            <text:p>1962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35344" calcext:value-type="float">
            <text:p>1962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62192" calcext:value-type="float">
            <text:p>1962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76008" calcext:value-type="float">
            <text:p>1962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54672" calcext:value-type="float">
            <text:p>1962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8152" calcext:value-type="float">
            <text:p>1962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392" calcext:value-type="float">
            <text:p>1963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44488" calcext:value-type="float">
            <text:p>1962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4776" calcext:value-type="float">
            <text:p>1963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23608" calcext:value-type="float">
            <text:p>1962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3712" calcext:value-type="float">
            <text:p>1962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8152" calcext:value-type="float">
            <text:p>1962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3336" calcext:value-type="float">
            <text:p>1962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35344" calcext:value-type="float">
            <text:p>1962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9864" calcext:value-type="float">
            <text:p>1962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01816" calcext:value-type="float">
            <text:p>1962.2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62776" calcext:value-type="float">
            <text:p>1962.2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7192" calcext:value-type="float">
            <text:p>1962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262" calcext:value-type="float">
            <text:p>1962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44488" calcext:value-type="float">
            <text:p>1962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10832" calcext:value-type="float">
            <text:p>1962.7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3256" calcext:value-type="float">
            <text:p>1962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0208" calcext:value-type="float">
            <text:p>1962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51624" calcext:value-type="float">
            <text:p>1962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34048" calcext:value-type="float">
            <text:p>1962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5772" calcext:value-type="float">
            <text:p>1962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1952" calcext:value-type="float">
            <text:p>1962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42024" calcext:value-type="float">
            <text:p>1962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50584" calcext:value-type="float">
            <text:p>1962.2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1952" calcext:value-type="float">
            <text:p>1962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40856" calcext:value-type="float">
            <text:p>1962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16928" calcext:value-type="float">
            <text:p>1962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18096" calcext:value-type="float">
            <text:p>1962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37808" calcext:value-type="float">
            <text:p>1962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86576" calcext:value-type="float">
            <text:p>1962.1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88912" calcext:value-type="float">
            <text:p>1962.5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45528" calcext:value-type="float">
            <text:p>1962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83984" calcext:value-type="float">
            <text:p>1962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344" calcext:value-type="float">
            <text:p>1963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7004" calcext:value-type="float">
            <text:p>1962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20104" calcext:value-type="float">
            <text:p>1962.2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7296" calcext:value-type="float">
            <text:p>1962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3336" calcext:value-type="float">
            <text:p>1962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76136" calcext:value-type="float">
            <text:p>1962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4248" calcext:value-type="float">
            <text:p>1962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5772" calcext:value-type="float">
            <text:p>1962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16472" calcext:value-type="float">
            <text:p>1962.1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3712" calcext:value-type="float">
            <text:p>1962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3336" calcext:value-type="float">
            <text:p>1962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71208" calcext:value-type="float">
            <text:p>1962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14008" calcext:value-type="float">
            <text:p>1962.2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64528" calcext:value-type="float">
            <text:p>1962.5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66992" calcext:value-type="float">
            <text:p>1962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45528" calcext:value-type="float">
            <text:p>1962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0-08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6488" calcext:value-type="float">
            <text:p>1963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74384" calcext:value-type="float">
            <text:p>1962.1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14464" calcext:value-type="float">
            <text:p>1962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4812" calcext:value-type="float">
            <text:p>1962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89624" calcext:value-type="float">
            <text:p>1962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68288" calcext:value-type="float">
            <text:p>1962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2724" calcext:value-type="float">
            <text:p>1962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70752" calcext:value-type="float">
            <text:p>1962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9572" calcext:value-type="float">
            <text:p>1962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0532" calcext:value-type="float">
            <text:p>1962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87616" calcext:value-type="float">
            <text:p>1962.8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9808" calcext:value-type="float">
            <text:p>1962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5668" calcext:value-type="float">
            <text:p>1962.2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23152" calcext:value-type="float">
            <text:p>1962.2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7296" calcext:value-type="float">
            <text:p>1962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5772" calcext:value-type="float">
            <text:p>1962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54672" calcext:value-type="float">
            <text:p>1962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45528" calcext:value-type="float">
            <text:p>1962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85992" calcext:value-type="float">
            <text:p>1962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47536" calcext:value-type="float">
            <text:p>1962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72376" calcext:value-type="float">
            <text:p>1962.8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3712" calcext:value-type="float">
            <text:p>1962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6628" calcext:value-type="float">
            <text:p>1962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83984" calcext:value-type="float">
            <text:p>1962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676" calcext:value-type="float">
            <text:p>1962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79896" calcext:value-type="float">
            <text:p>1962.0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87032" calcext:value-type="float">
            <text:p>1962.7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45528" calcext:value-type="float">
            <text:p>1962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40856" calcext:value-type="float">
            <text:p>1962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04864" calcext:value-type="float">
            <text:p>1962.2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74968" calcext:value-type="float">
            <text:p>1962.2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4144" calcext:value-type="float">
            <text:p>1962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738" calcext:value-type="float">
            <text:p>1962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0428" calcext:value-type="float">
            <text:p>1962.1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17512" calcext:value-type="float">
            <text:p>1962.8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53632" calcext:value-type="float">
            <text:p>1962.2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9-02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0872" calcext:value-type="float">
            <text:p>1963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01104" calcext:value-type="float">
            <text:p>1962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97344" calcext:value-type="float">
            <text:p>1962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2104" calcext:value-type="float">
            <text:p>1962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94296" calcext:value-type="float">
            <text:p>1962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9352" calcext:value-type="float">
            <text:p>1962.2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5632" calcext:value-type="float">
            <text:p>1963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23608" calcext:value-type="float">
            <text:p>1962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28664" calcext:value-type="float">
            <text:p>1962.1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40856" calcext:value-type="float">
            <text:p>1962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1284" calcext:value-type="float">
            <text:p>1962.0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4144" calcext:value-type="float">
            <text:p>1962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6784" calcext:value-type="float">
            <text:p>1962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4144" calcext:value-type="float">
            <text:p>1962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7192" calcext:value-type="float">
            <text:p>1962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024" calcext:value-type="float">
            <text:p>1962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6304" calcext:value-type="float">
            <text:p>1962.2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596" calcext:value-type="float">
            <text:p>1962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50584" calcext:value-type="float">
            <text:p>1962.2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344" calcext:value-type="float">
            <text:p>1963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5632" calcext:value-type="float">
            <text:p>1963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7824" calcext:value-type="float">
            <text:p>1963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97472" calcext:value-type="float">
            <text:p>1962.4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9832" calcext:value-type="float">
            <text:p>1962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14592" calcext:value-type="float">
            <text:p>1962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59728" calcext:value-type="float">
            <text:p>1962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916" calcext:value-type="float">
            <text:p>1963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61352" calcext:value-type="float">
            <text:p>1963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024" calcext:value-type="float">
            <text:p>1962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0872" calcext:value-type="float">
            <text:p>1963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62776" calcext:value-type="float">
            <text:p>1962.2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74384" calcext:value-type="float">
            <text:p>1962.1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32296" calcext:value-type="float">
            <text:p>1962.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18808" calcext:value-type="float">
            <text:p>1962.5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344" calcext:value-type="float">
            <text:p>1963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916" calcext:value-type="float">
            <text:p>1963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5256" calcext:value-type="float">
            <text:p>1963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0664" calcext:value-type="float">
            <text:p>1962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73088" calcext:value-type="float">
            <text:p>1962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6488" calcext:value-type="float">
            <text:p>1963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11544" calcext:value-type="float">
            <text:p>1962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51168" calcext:value-type="float">
            <text:p>1962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5736" calcext:value-type="float">
            <text:p>1963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38976" calcext:value-type="float">
            <text:p>1962.3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8784" calcext:value-type="float">
            <text:p>1963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964" calcext:value-type="float">
            <text:p>1963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8784" calcext:value-type="float">
            <text:p>1963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05448" calcext:value-type="float">
            <text:p>1962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5104" calcext:value-type="float">
            <text:p>1962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7296" calcext:value-type="float">
            <text:p>1962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75552" calcext:value-type="float">
            <text:p>1962.3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786" calcext:value-type="float">
            <text:p>1962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38976" calcext:value-type="float">
            <text:p>1962.3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77432" calcext:value-type="float">
            <text:p>1962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71792" calcext:value-type="float">
            <text:p>1962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676" calcext:value-type="float">
            <text:p>1962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73088" calcext:value-type="float">
            <text:p>1962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97928" calcext:value-type="float">
            <text:p>1963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0208" calcext:value-type="float">
            <text:p>1962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9572" calcext:value-type="float">
            <text:p>1962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51168" calcext:value-type="float">
            <text:p>1962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964" calcext:value-type="float">
            <text:p>1963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84696" calcext:value-type="float">
            <text:p>1962.3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3956" calcext:value-type="float">
            <text:p>1962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786" calcext:value-type="float">
            <text:p>1962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88328" calcext:value-type="float">
            <text:p>1962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68872" calcext:value-type="float">
            <text:p>1962.2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6888" calcext:value-type="float">
            <text:p>1962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61936" calcext:value-type="float">
            <text:p>1963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33464" calcext:value-type="float">
            <text:p>1962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6696" calcext:value-type="float">
            <text:p>1963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0976" calcext:value-type="float">
            <text:p>1963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84696" calcext:value-type="float">
            <text:p>1962.3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64984" calcext:value-type="float">
            <text:p>1963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58888" calcext:value-type="float">
            <text:p>1963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54088" calcext:value-type="float">
            <text:p>1962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28408" calcext:value-type="float">
            <text:p>1963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3816" calcext:value-type="float">
            <text:p>1962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88328" calcext:value-type="float">
            <text:p>1962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73088" calcext:value-type="float">
            <text:p>1962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02984" calcext:value-type="float">
            <text:p>1962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29704" calcext:value-type="float">
            <text:p>1962.8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82" calcext:value-type="float">
            <text:p>1962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81648" calcext:value-type="float">
            <text:p>1962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63944" calcext:value-type="float">
            <text:p>1962.4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2104" calcext:value-type="float">
            <text:p>1962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2104" calcext:value-type="float">
            <text:p>1962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6304" calcext:value-type="float">
            <text:p>1962.2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9432" calcext:value-type="float">
            <text:p>1962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3956" calcext:value-type="float">
            <text:p>1962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74128" calcext:value-type="float">
            <text:p>1963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42608" calcext:value-type="float">
            <text:p>1962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45528" calcext:value-type="float">
            <text:p>1962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7004" calcext:value-type="float">
            <text:p>1962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0908" calcext:value-type="float">
            <text:p>1962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3168" calcext:value-type="float">
            <text:p>1963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4248" calcext:value-type="float">
            <text:p>1962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5-2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9264" calcext:value-type="float">
            <text:p>1963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52792" calcext:value-type="float">
            <text:p>1963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51752" calcext:value-type="float">
            <text:p>1962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2432" calcext:value-type="float">
            <text:p>1962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73088" calcext:value-type="float">
            <text:p>1962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3956" calcext:value-type="float">
            <text:p>1962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79184" calcext:value-type="float">
            <text:p>1962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14464" calcext:value-type="float">
            <text:p>1962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38136" calcext:value-type="float">
            <text:p>1963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6592" calcext:value-type="float">
            <text:p>1963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95464" calcext:value-type="float">
            <text:p>1963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9936" calcext:value-type="float">
            <text:p>1962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92416" calcext:value-type="float">
            <text:p>1963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4248" calcext:value-type="float">
            <text:p>1962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83272" calcext:value-type="float">
            <text:p>1963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59472" calcext:value-type="float">
            <text:p>1963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38136" calcext:value-type="float">
            <text:p>1963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64984" calcext:value-type="float">
            <text:p>1963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3648" calcext:value-type="float">
            <text:p>1963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15176" calcext:value-type="float">
            <text:p>1962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6336" calcext:value-type="float">
            <text:p>1962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2912" calcext:value-type="float">
            <text:p>1962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4024" calcext:value-type="float">
            <text:p>1963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28408" calcext:value-type="float">
            <text:p>1963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51752" calcext:value-type="float">
            <text:p>1962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0792" calcext:value-type="float">
            <text:p>1962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88328" calcext:value-type="float">
            <text:p>1962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40144" calcext:value-type="float">
            <text:p>1962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7108" calcext:value-type="float">
            <text:p>1963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37552" calcext:value-type="float">
            <text:p>1963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79184" calcext:value-type="float">
            <text:p>1962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6696" calcext:value-type="float">
            <text:p>1963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1764" calcext:value-type="float">
            <text:p>1962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15176" calcext:value-type="float">
            <text:p>1962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04608" calcext:value-type="float">
            <text:p>1963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37096" calcext:value-type="float">
            <text:p>1962.5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44232" calcext:value-type="float">
            <text:p>1963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28992" calcext:value-type="float">
            <text:p>1963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29248" calcext:value-type="float">
            <text:p>1962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8048" calcext:value-type="float">
            <text:p>1962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60896" calcext:value-type="float">
            <text:p>1962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25944" calcext:value-type="float">
            <text:p>1963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95464" calcext:value-type="float">
            <text:p>1963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64528" calcext:value-type="float">
            <text:p>1962.5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168" calcext:value-type="float">
            <text:p>1963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27952" calcext:value-type="float">
            <text:p>1962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28992" calcext:value-type="float">
            <text:p>1963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3768" calcext:value-type="float">
            <text:p>1962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22896" calcext:value-type="float">
            <text:p>1963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88328" calcext:value-type="float">
            <text:p>1962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0156" calcext:value-type="float">
            <text:p>1963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49288" calcext:value-type="float">
            <text:p>1962.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52336" calcext:value-type="float">
            <text:p>1962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305192" calcext:value-type="float">
            <text:p>1963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53376" calcext:value-type="float">
            <text:p>1963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76136" calcext:value-type="float">
            <text:p>1962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50328" calcext:value-type="float">
            <text:p>1963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7484" calcext:value-type="float">
            <text:p>1962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41184" calcext:value-type="float">
            <text:p>1963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74128" calcext:value-type="float">
            <text:p>1963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168" calcext:value-type="float">
            <text:p>1963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21856" calcext:value-type="float">
            <text:p>1962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2688" calcext:value-type="float">
            <text:p>1963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329576" calcext:value-type="float">
            <text:p>1963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311288" calcext:value-type="float">
            <text:p>1963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6252" calcext:value-type="float">
            <text:p>1963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168" calcext:value-type="float">
            <text:p>1963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47992" calcext:value-type="float">
            <text:p>1962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82816" calcext:value-type="float">
            <text:p>1962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73088" calcext:value-type="float">
            <text:p>1962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40728" calcext:value-type="float">
            <text:p>1962.6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80808" calcext:value-type="float">
            <text:p>1963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51752" calcext:value-type="float">
            <text:p>1962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83272" calcext:value-type="float">
            <text:p>1963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83272" calcext:value-type="float">
            <text:p>1963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24904" calcext:value-type="float">
            <text:p>1962.5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44232" calcext:value-type="float">
            <text:p>1963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10704" calcext:value-type="float">
            <text:p>1963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57848" calcext:value-type="float">
            <text:p>1962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98512" calcext:value-type="float">
            <text:p>1963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09664" calcext:value-type="float">
            <text:p>1962.5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89496" calcext:value-type="float">
            <text:p>1962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58432" calcext:value-type="float">
            <text:p>1962.5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52792" calcext:value-type="float">
            <text:p>1963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87744" calcext:value-type="float">
            <text:p>1962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9264" calcext:value-type="float">
            <text:p>1963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12712" calcext:value-type="float">
            <text:p>1962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73672" calcext:value-type="float">
            <text:p>1962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09664" calcext:value-type="float">
            <text:p>1962.5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31" calcext:value-type="float">
            <text:p>1962.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0768" calcext:value-type="float">
            <text:p>1962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2-27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80224" calcext:value-type="float">
            <text:p>1963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8528" calcext:value-type="float">
            <text:p>1962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2-25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61936" calcext:value-type="float">
            <text:p>1963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38136" calcext:value-type="float">
            <text:p>1963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01104" calcext:value-type="float">
            <text:p>1962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92416" calcext:value-type="float">
            <text:p>1963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91832" calcext:value-type="float">
            <text:p>1963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91832" calcext:value-type="float">
            <text:p>1963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94424" calcext:value-type="float">
            <text:p>1962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77176" calcext:value-type="float">
            <text:p>1963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10704" calcext:value-type="float">
            <text:p>1963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74128" calcext:value-type="float">
            <text:p>1963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2912" calcext:value-type="float">
            <text:p>1962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80224" calcext:value-type="float">
            <text:p>1963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25944" calcext:value-type="float">
            <text:p>1963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7004" calcext:value-type="float">
            <text:p>1962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644" calcext:value-type="float">
            <text:p>1963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74128" calcext:value-type="float">
            <text:p>1963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12712" calcext:value-type="float">
            <text:p>1962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38136" calcext:value-type="float">
            <text:p>1963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52336" calcext:value-type="float">
            <text:p>1962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61936" calcext:value-type="float">
            <text:p>1963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74712" calcext:value-type="float">
            <text:p>1963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41184" calcext:value-type="float">
            <text:p>1963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86904" calcext:value-type="float">
            <text:p>1963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74128" calcext:value-type="float">
            <text:p>1963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6628" calcext:value-type="float">
            <text:p>1962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95592" calcext:value-type="float">
            <text:p>1962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68032" calcext:value-type="float">
            <text:p>1963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548" calcext:value-type="float">
            <text:p>1962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548" calcext:value-type="float">
            <text:p>1962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62064" calcext:value-type="float">
            <text:p>1962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52792" calcext:value-type="float">
            <text:p>1963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92416" calcext:value-type="float">
            <text:p>1963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92416" calcext:value-type="float">
            <text:p>1963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80224" calcext:value-type="float">
            <text:p>1963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55968" calcext:value-type="float">
            <text:p>1962.6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73672" calcext:value-type="float">
            <text:p>1962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5256" calcext:value-type="float">
            <text:p>1963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6784" calcext:value-type="float">
            <text:p>1962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30416" calcext:value-type="float">
            <text:p>1962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77176" calcext:value-type="float">
            <text:p>1963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79184" calcext:value-type="float">
            <text:p>1962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6112" calcext:value-type="float">
            <text:p>1963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66992" calcext:value-type="float">
            <text:p>1962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09664" calcext:value-type="float">
            <text:p>1962.5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19848" calcext:value-type="float">
            <text:p>1963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49288" calcext:value-type="float">
            <text:p>1962.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3336" calcext:value-type="float">
            <text:p>1962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4624" calcext:value-type="float">
            <text:p>1962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27368" calcext:value-type="float">
            <text:p>1962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27368" calcext:value-type="float">
            <text:p>1962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64528" calcext:value-type="float">
            <text:p>1962.5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916" calcext:value-type="float">
            <text:p>1963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76136" calcext:value-type="float">
            <text:p>1962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8528" calcext:value-type="float">
            <text:p>1962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8528" calcext:value-type="float">
            <text:p>1962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98512" calcext:value-type="float">
            <text:p>1963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1728" calcext:value-type="float">
            <text:p>1963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64984" calcext:value-type="float">
            <text:p>1963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10832" calcext:value-type="float">
            <text:p>1962.7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57848" calcext:value-type="float">
            <text:p>1962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77176" calcext:value-type="float">
            <text:p>1963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16344" calcext:value-type="float">
            <text:p>1962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0052" calcext:value-type="float">
            <text:p>1962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51752" calcext:value-type="float">
            <text:p>1962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61936" calcext:value-type="float">
            <text:p>1963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72504" calcext:value-type="float">
            <text:p>1962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3544" calcext:value-type="float">
            <text:p>1963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42608" calcext:value-type="float">
            <text:p>1962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57848" calcext:value-type="float">
            <text:p>1962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2-18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06" calcext:value-type="float">
            <text:p>1963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2688" calcext:value-type="float">
            <text:p>1963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384" calcext:value-type="float">
            <text:p>1962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21272" calcext:value-type="float">
            <text:p>1962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07656" calcext:value-type="float">
            <text:p>1963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32168" calcext:value-type="float">
            <text:p>1962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57848" calcext:value-type="float">
            <text:p>1962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012" calcext:value-type="float">
            <text:p>1963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87744" calcext:value-type="float">
            <text:p>1962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19392" calcext:value-type="float">
            <text:p>1962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8528" calcext:value-type="float">
            <text:p>1962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97928" calcext:value-type="float">
            <text:p>1963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0688" calcext:value-type="float">
            <text:p>1962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42024" calcext:value-type="float">
            <text:p>1962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0976" calcext:value-type="float">
            <text:p>1963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4024" calcext:value-type="float">
            <text:p>1963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2688" calcext:value-type="float">
            <text:p>1963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0496" calcext:value-type="float">
            <text:p>1963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2688" calcext:value-type="float">
            <text:p>1963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5584" calcext:value-type="float">
            <text:p>1963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52792" calcext:value-type="float">
            <text:p>1963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32752" calcext:value-type="float">
            <text:p>1962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3648" calcext:value-type="float">
            <text:p>1963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82232" calcext:value-type="float">
            <text:p>1962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9864" calcext:value-type="float">
            <text:p>1962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644" calcext:value-type="float">
            <text:p>1963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964" calcext:value-type="float">
            <text:p>1963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3288" calcext:value-type="float">
            <text:p>1962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0792" calcext:value-type="float">
            <text:p>1962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54216" calcext:value-type="float">
            <text:p>1962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54216" calcext:value-type="float">
            <text:p>1962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2104" calcext:value-type="float">
            <text:p>1962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868" calcext:value-type="float">
            <text:p>1963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868" calcext:value-type="float">
            <text:p>1963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0392" calcext:value-type="float">
            <text:p>1963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1576" calcext:value-type="float">
            <text:p>1962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57264" calcext:value-type="float">
            <text:p>1962.3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59728" calcext:value-type="float">
            <text:p>1962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79056" calcext:value-type="float">
            <text:p>1962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0208" calcext:value-type="float">
            <text:p>1962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17512" calcext:value-type="float">
            <text:p>1962.8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32296" calcext:value-type="float">
            <text:p>1962.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1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0016" calcext:value-type="float">
            <text:p>1963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2432" calcext:value-type="float">
            <text:p>1962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6112" calcext:value-type="float">
            <text:p>1963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45072" calcext:value-type="float">
            <text:p>1962.3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9536" calcext:value-type="float">
            <text:p>1963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9912" calcext:value-type="float">
            <text:p>1962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2724" calcext:value-type="float">
            <text:p>1962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0016" calcext:value-type="float">
            <text:p>1963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06032" calcext:value-type="float">
            <text:p>1962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392" calcext:value-type="float">
            <text:p>1963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67448" calcext:value-type="float">
            <text:p>1963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6968" calcext:value-type="float">
            <text:p>1963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42024" calcext:value-type="float">
            <text:p>1962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82" calcext:value-type="float">
            <text:p>1962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35928" calcext:value-type="float">
            <text:p>1962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7672" calcext:value-type="float">
            <text:p>1962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61352" calcext:value-type="float">
            <text:p>1963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28536" calcext:value-type="float">
            <text:p>1962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59016" calcext:value-type="float">
            <text:p>1962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18224" calcext:value-type="float">
            <text:p>1962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12" calcext:value-type="float">
            <text:p>1962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0392" calcext:value-type="float">
            <text:p>1963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32752" calcext:value-type="float">
            <text:p>1962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0688" calcext:value-type="float">
            <text:p>1962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1728" calcext:value-type="float">
            <text:p>1963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91248" calcext:value-type="float">
            <text:p>1962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58432" calcext:value-type="float">
            <text:p>1962.5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11544" calcext:value-type="float">
            <text:p>1962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7072" calcext:value-type="float">
            <text:p>1963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6112" calcext:value-type="float">
            <text:p>1963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81064" calcext:value-type="float">
            <text:p>1962.2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47536" calcext:value-type="float">
            <text:p>1962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8716" calcext:value-type="float">
            <text:p>1962.2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3544" calcext:value-type="float">
            <text:p>1963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7296" calcext:value-type="float">
            <text:p>1962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70624" calcext:value-type="float">
            <text:p>1962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4024" calcext:value-type="float">
            <text:p>1963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644" calcext:value-type="float">
            <text:p>1963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52336" calcext:value-type="float">
            <text:p>1962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18224" calcext:value-type="float">
            <text:p>1962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15176" calcext:value-type="float">
            <text:p>1962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5736" calcext:value-type="float">
            <text:p>1963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0792" calcext:value-type="float">
            <text:p>1962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87744" calcext:value-type="float">
            <text:p>1962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51168" calcext:value-type="float">
            <text:p>1962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05448" calcext:value-type="float">
            <text:p>1962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66408" calcext:value-type="float">
            <text:p>1962.3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22312" calcext:value-type="float">
            <text:p>1963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27368" calcext:value-type="float">
            <text:p>1962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1728" calcext:value-type="float">
            <text:p>1963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34048" calcext:value-type="float">
            <text:p>1962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3168" calcext:value-type="float">
            <text:p>1963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83984" calcext:value-type="float">
            <text:p>1962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392" calcext:value-type="float">
            <text:p>1963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05448" calcext:value-type="float">
            <text:p>1962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916" calcext:value-type="float">
            <text:p>1963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6216" calcext:value-type="float">
            <text:p>1963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06" calcext:value-type="float">
            <text:p>1963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3648" calcext:value-type="float">
            <text:p>1963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9488" calcext:value-type="float">
            <text:p>1963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384" calcext:value-type="float">
            <text:p>1962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75552" calcext:value-type="float">
            <text:p>1962.3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0016" calcext:value-type="float">
            <text:p>1963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42024" calcext:value-type="float">
            <text:p>1962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60312" calcext:value-type="float">
            <text:p>1962.3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2056" calcext:value-type="float">
            <text:p>1962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06032" calcext:value-type="float">
            <text:p>1962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8784" calcext:value-type="float">
            <text:p>1963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644" calcext:value-type="float">
            <text:p>1963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3064" calcext:value-type="float">
            <text:p>1963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72504" calcext:value-type="float">
            <text:p>1962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38976" calcext:value-type="float">
            <text:p>1962.3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0976" calcext:value-type="float">
            <text:p>1963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7192" calcext:value-type="float">
            <text:p>1962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6216" calcext:value-type="float">
            <text:p>1963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3648" calcext:value-type="float">
            <text:p>1963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06" calcext:value-type="float">
            <text:p>1963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3168" calcext:value-type="float">
            <text:p>1963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51168" calcext:value-type="float">
            <text:p>1962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18224" calcext:value-type="float">
            <text:p>1962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21984" calcext:value-type="float">
            <text:p>1962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18224" calcext:value-type="float">
            <text:p>1962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8-16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95464" calcext:value-type="float">
            <text:p>1963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38976" calcext:value-type="float">
            <text:p>1962.3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9488" calcext:value-type="float">
            <text:p>1963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14592" calcext:value-type="float">
            <text:p>1962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08496" calcext:value-type="float">
            <text:p>1962.3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9744" calcext:value-type="float">
            <text:p>1963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024" calcext:value-type="float">
            <text:p>1962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6696" calcext:value-type="float">
            <text:p>1963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0664" calcext:value-type="float">
            <text:p>1962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2536" calcext:value-type="float">
            <text:p>1963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3648" calcext:value-type="float">
            <text:p>1963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06" calcext:value-type="float">
            <text:p>1963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54216" calcext:value-type="float">
            <text:p>1962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31456" calcext:value-type="float">
            <text:p>1963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024" calcext:value-type="float">
            <text:p>1962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9936" calcext:value-type="float">
            <text:p>1962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31" calcext:value-type="float">
            <text:p>1962.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6888" calcext:value-type="float">
            <text:p>1962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45656" calcext:value-type="float">
            <text:p>1962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84696" calcext:value-type="float">
            <text:p>1962.3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02984" calcext:value-type="float">
            <text:p>1962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06" calcext:value-type="float">
            <text:p>1963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1728" calcext:value-type="float">
            <text:p>1963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37552" calcext:value-type="float">
            <text:p>1963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91376" calcext:value-type="float">
            <text:p>1962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2688" calcext:value-type="float">
            <text:p>1963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3288" calcext:value-type="float">
            <text:p>1962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26072" calcext:value-type="float">
            <text:p>1962.7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83272" calcext:value-type="float">
            <text:p>1963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32296" calcext:value-type="float">
            <text:p>1962.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168" calcext:value-type="float">
            <text:p>1963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2432" calcext:value-type="float">
            <text:p>1962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66992" calcext:value-type="float">
            <text:p>1962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51752" calcext:value-type="float">
            <text:p>1962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5" calcext:value-type="float">
            <text:p>1962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5256" calcext:value-type="float">
            <text:p>1963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54216" calcext:value-type="float">
            <text:p>1962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012" calcext:value-type="float">
            <text:p>1963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07912" calcext:value-type="float">
            <text:p>1962.2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63944" calcext:value-type="float">
            <text:p>1962.4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14592" calcext:value-type="float">
            <text:p>1962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61352" calcext:value-type="float">
            <text:p>1963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0052" calcext:value-type="float">
            <text:p>1962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45656" calcext:value-type="float">
            <text:p>1962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3648" calcext:value-type="float">
            <text:p>1963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4624" calcext:value-type="float">
            <text:p>1962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8632" calcext:value-type="float">
            <text:p>1963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48704" calcext:value-type="float">
            <text:p>1962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08368" calcext:value-type="float">
            <text:p>1962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48704" calcext:value-type="float">
            <text:p>1962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69328" calcext:value-type="float">
            <text:p>1962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98512" calcext:value-type="float">
            <text:p>1963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25944" calcext:value-type="float">
            <text:p>1963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8528" calcext:value-type="float">
            <text:p>1962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06616" calcext:value-type="float">
            <text:p>1962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52336" calcext:value-type="float">
            <text:p>1962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50328" calcext:value-type="float">
            <text:p>1963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35216" calcext:value-type="float">
            <text:p>1962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88912" calcext:value-type="float">
            <text:p>1962.5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13752" calcext:value-type="float">
            <text:p>1963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31" calcext:value-type="float">
            <text:p>1962.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97472" calcext:value-type="float">
            <text:p>1962.4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0664" calcext:value-type="float">
            <text:p>1962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28408" calcext:value-type="float">
            <text:p>1963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6-13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68616" calcext:value-type="float">
            <text:p>1963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6696" calcext:value-type="float">
            <text:p>1963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36512" calcext:value-type="float">
            <text:p>1962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4024" calcext:value-type="float">
            <text:p>1963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9264" calcext:value-type="float">
            <text:p>1963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5584" calcext:value-type="float">
            <text:p>1963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21856" calcext:value-type="float">
            <text:p>1962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98512" calcext:value-type="float">
            <text:p>1963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06" calcext:value-type="float">
            <text:p>1963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25944" calcext:value-type="float">
            <text:p>1963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0052" calcext:value-type="float">
            <text:p>1962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88328" calcext:value-type="float">
            <text:p>1962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04608" calcext:value-type="float">
            <text:p>1963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6696" calcext:value-type="float">
            <text:p>1963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58888" calcext:value-type="float">
            <text:p>1963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86448" calcext:value-type="float">
            <text:p>1962.6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71664" calcext:value-type="float">
            <text:p>1963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21272" calcext:value-type="float">
            <text:p>1962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0664" calcext:value-type="float">
            <text:p>1962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3816" calcext:value-type="float">
            <text:p>1962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83984" calcext:value-type="float">
            <text:p>1962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19848" calcext:value-type="float">
            <text:p>1963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28992" calcext:value-type="float">
            <text:p>1963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06" calcext:value-type="float">
            <text:p>1963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305192" calcext:value-type="float">
            <text:p>1963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83856" calcext:value-type="float">
            <text:p>1963.2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96048" calcext:value-type="float">
            <text:p>1963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326528" calcext:value-type="float">
            <text:p>1963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24904" calcext:value-type="float">
            <text:p>1962.5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34048" calcext:value-type="float">
            <text:p>1962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04608" calcext:value-type="float">
            <text:p>1963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4776" calcext:value-type="float">
            <text:p>1963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4728" calcext:value-type="float">
            <text:p>1963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56424" calcext:value-type="float">
            <text:p>1963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0052" calcext:value-type="float">
            <text:p>1962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13752" calcext:value-type="float">
            <text:p>1963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41184" calcext:value-type="float">
            <text:p>1963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168" calcext:value-type="float">
            <text:p>1963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4728" calcext:value-type="float">
            <text:p>1963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7776" calcext:value-type="float">
            <text:p>1963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60896" calcext:value-type="float">
            <text:p>1962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31456" calcext:value-type="float">
            <text:p>1963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28992" calcext:value-type="float">
            <text:p>1963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31584" calcext:value-type="float">
            <text:p>1962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74712" calcext:value-type="float">
            <text:p>1963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28992" calcext:value-type="float">
            <text:p>1963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59472" calcext:value-type="float">
            <text:p>1963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22896" calcext:value-type="float">
            <text:p>1963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38264" calcext:value-type="float">
            <text:p>1962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74256" calcext:value-type="float">
            <text:p>1962.6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4-2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56424" calcext:value-type="float">
            <text:p>1963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40144" calcext:value-type="float">
            <text:p>1962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82232" calcext:value-type="float">
            <text:p>1962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19848" calcext:value-type="float">
            <text:p>1963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17512" calcext:value-type="float">
            <text:p>1962.8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7108" calcext:value-type="float">
            <text:p>1963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33464" calcext:value-type="float">
            <text:p>1962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73088" calcext:value-type="float">
            <text:p>1962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7776" calcext:value-type="float">
            <text:p>1963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86904" calcext:value-type="float">
            <text:p>1963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34048" calcext:value-type="float">
            <text:p>1962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44232" calcext:value-type="float">
            <text:p>1963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65568" calcext:value-type="float">
            <text:p>1963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80808" calcext:value-type="float">
            <text:p>1963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31584" calcext:value-type="float">
            <text:p>1962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22896" calcext:value-type="float">
            <text:p>1963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27368" calcext:value-type="float">
            <text:p>1962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57848" calcext:value-type="float">
            <text:p>1962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168" calcext:value-type="float">
            <text:p>1963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97472" calcext:value-type="float">
            <text:p>1962.4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45656" calcext:value-type="float">
            <text:p>1962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88912" calcext:value-type="float">
            <text:p>1962.5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58432" calcext:value-type="float">
            <text:p>1962.5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22896" calcext:value-type="float">
            <text:p>1963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64984" calcext:value-type="float">
            <text:p>1963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52792" calcext:value-type="float">
            <text:p>1963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0156" calcext:value-type="float">
            <text:p>1963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79768" calcext:value-type="float">
            <text:p>1962.5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21856" calcext:value-type="float">
            <text:p>1962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9936" calcext:value-type="float">
            <text:p>1962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31456" calcext:value-type="float">
            <text:p>1963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9432" calcext:value-type="float">
            <text:p>1962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07656" calcext:value-type="float">
            <text:p>1963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42608" calcext:value-type="float">
            <text:p>1962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58888" calcext:value-type="float">
            <text:p>1963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27368" calcext:value-type="float">
            <text:p>1962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52792" calcext:value-type="float">
            <text:p>1963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51752" calcext:value-type="float">
            <text:p>1962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6216" calcext:value-type="float">
            <text:p>1963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48704" calcext:value-type="float">
            <text:p>1962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9936" calcext:value-type="float">
            <text:p>1962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33464" calcext:value-type="float">
            <text:p>1962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62064" calcext:value-type="float">
            <text:p>1962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22896" calcext:value-type="float">
            <text:p>1963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83272" calcext:value-type="float">
            <text:p>1963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43192" calcext:value-type="float">
            <text:p>1962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82816" calcext:value-type="float">
            <text:p>1962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68616" calcext:value-type="float">
            <text:p>1963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78472" calcext:value-type="float">
            <text:p>1962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25944" calcext:value-type="float">
            <text:p>1963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64984" calcext:value-type="float">
            <text:p>1963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7004" calcext:value-type="float">
            <text:p>1962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7004" calcext:value-type="float">
            <text:p>1962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2432" calcext:value-type="float">
            <text:p>1962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6628" calcext:value-type="float">
            <text:p>1962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13752" calcext:value-type="float">
            <text:p>1963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85864" calcext:value-type="float">
            <text:p>1962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6112" calcext:value-type="float">
            <text:p>1963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7004" calcext:value-type="float">
            <text:p>1962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7108" calcext:value-type="float">
            <text:p>1963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7108" calcext:value-type="float">
            <text:p>1963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43192" calcext:value-type="float">
            <text:p>1962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22312" calcext:value-type="float">
            <text:p>1963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50328" calcext:value-type="float">
            <text:p>1963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35088" calcext:value-type="float">
            <text:p>1963.2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0156" calcext:value-type="float">
            <text:p>1963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60896" calcext:value-type="float">
            <text:p>1962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89952" calcext:value-type="float">
            <text:p>1963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2-15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302144" calcext:value-type="float">
            <text:p>1963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95008" calcext:value-type="float">
            <text:p>1962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22896" calcext:value-type="float">
            <text:p>1963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3956" calcext:value-type="float">
            <text:p>1962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9196" calcext:value-type="float">
            <text:p>1962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52792" calcext:value-type="float">
            <text:p>1963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68032" calcext:value-type="float">
            <text:p>1963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7108" calcext:value-type="float">
            <text:p>1963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74128" calcext:value-type="float">
            <text:p>1963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87616" calcext:value-type="float">
            <text:p>1962.8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52336" calcext:value-type="float">
            <text:p>1962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53376" calcext:value-type="float">
            <text:p>1963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31" calcext:value-type="float">
            <text:p>1962.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66992" calcext:value-type="float">
            <text:p>1962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5584" calcext:value-type="float">
            <text:p>1963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51752" calcext:value-type="float">
            <text:p>1962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548" calcext:value-type="float">
            <text:p>1962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60896" calcext:value-type="float">
            <text:p>1962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548" calcext:value-type="float">
            <text:p>1962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12712" calcext:value-type="float">
            <text:p>1962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0288" calcext:value-type="float">
            <text:p>1962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6696" calcext:value-type="float">
            <text:p>1963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66992" calcext:value-type="float">
            <text:p>1962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30416" calcext:value-type="float">
            <text:p>1962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94424" calcext:value-type="float">
            <text:p>1962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37552" calcext:value-type="float">
            <text:p>1963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41312" calcext:value-type="float">
            <text:p>1962.7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9264" calcext:value-type="float">
            <text:p>1963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8784" calcext:value-type="float">
            <text:p>1963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82232" calcext:value-type="float">
            <text:p>1962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7004" calcext:value-type="float">
            <text:p>1962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06" calcext:value-type="float">
            <text:p>1963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44944" calcext:value-type="float">
            <text:p>1962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6968" calcext:value-type="float">
            <text:p>1963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0976" calcext:value-type="float">
            <text:p>1963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06032" calcext:value-type="float">
            <text:p>1962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4248" calcext:value-type="float">
            <text:p>1962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48704" calcext:value-type="float">
            <text:p>1962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2208" calcext:value-type="float">
            <text:p>1963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3956" calcext:value-type="float">
            <text:p>1962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68032" calcext:value-type="float">
            <text:p>1963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964" calcext:value-type="float">
            <text:p>1963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15176" calcext:value-type="float">
            <text:p>1962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58888" calcext:value-type="float">
            <text:p>1963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06" calcext:value-type="float">
            <text:p>1963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28408" calcext:value-type="float">
            <text:p>1963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868" calcext:value-type="float">
            <text:p>1963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03568" calcext:value-type="float">
            <text:p>1962.5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18808" calcext:value-type="float">
            <text:p>1962.5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9264" calcext:value-type="float">
            <text:p>1963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7108" calcext:value-type="float">
            <text:p>1963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27368" calcext:value-type="float">
            <text:p>1962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45072" calcext:value-type="float">
            <text:p>1962.3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644" calcext:value-type="float">
            <text:p>1963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42024" calcext:value-type="float">
            <text:p>1962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868" calcext:value-type="float">
            <text:p>1963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61936" calcext:value-type="float">
            <text:p>1963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6592" calcext:value-type="float">
            <text:p>1963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2-19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64984" calcext:value-type="float">
            <text:p>1963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1096" calcext:value-type="float">
            <text:p>1962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60312" calcext:value-type="float">
            <text:p>1962.3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1728" calcext:value-type="float">
            <text:p>1963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2688" calcext:value-type="float">
            <text:p>1963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6968" calcext:value-type="float">
            <text:p>1963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6968" calcext:value-type="float">
            <text:p>1963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6696" calcext:value-type="float">
            <text:p>1963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09664" calcext:value-type="float">
            <text:p>1962.5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72504" calcext:value-type="float">
            <text:p>1962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868" calcext:value-type="float">
            <text:p>1963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76008" calcext:value-type="float">
            <text:p>1962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644" calcext:value-type="float">
            <text:p>1963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26072" calcext:value-type="float">
            <text:p>1962.7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05448" calcext:value-type="float">
            <text:p>1962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42024" calcext:value-type="float">
            <text:p>1962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3956" calcext:value-type="float">
            <text:p>1962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384" calcext:value-type="float">
            <text:p>1962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67448" calcext:value-type="float">
            <text:p>1963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012" calcext:value-type="float">
            <text:p>1963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2536" calcext:value-type="float">
            <text:p>1963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2536" calcext:value-type="float">
            <text:p>1963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9432" calcext:value-type="float">
            <text:p>1962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24192" calcext:value-type="float">
            <text:p>1962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42024" calcext:value-type="float">
            <text:p>1962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22312" calcext:value-type="float">
            <text:p>1963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52792" calcext:value-type="float">
            <text:p>1963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964" calcext:value-type="float">
            <text:p>1963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0872" calcext:value-type="float">
            <text:p>1963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0872" calcext:value-type="float">
            <text:p>1963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2104" calcext:value-type="float">
            <text:p>1962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8304" calcext:value-type="float">
            <text:p>1963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6112" calcext:value-type="float">
            <text:p>1963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61352" calcext:value-type="float">
            <text:p>1963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916" calcext:value-type="float">
            <text:p>1963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82" calcext:value-type="float">
            <text:p>1962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9912" calcext:value-type="float">
            <text:p>1962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3336" calcext:value-type="float">
            <text:p>1962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2584" calcext:value-type="float">
            <text:p>1963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27368" calcext:value-type="float">
            <text:p>1962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27368" calcext:value-type="float">
            <text:p>1962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05448" calcext:value-type="float">
            <text:p>1962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3256" calcext:value-type="float">
            <text:p>1962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75424" calcext:value-type="float">
            <text:p>1962.8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57264" calcext:value-type="float">
            <text:p>1962.3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9832" calcext:value-type="float">
            <text:p>1962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79056" calcext:value-type="float">
            <text:p>1962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0496" calcext:value-type="float">
            <text:p>1963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67448" calcext:value-type="float">
            <text:p>1963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63232" calcext:value-type="float">
            <text:p>1962.8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0208" calcext:value-type="float">
            <text:p>1962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8304" calcext:value-type="float">
            <text:p>1963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81064" calcext:value-type="float">
            <text:p>1962.2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74968" calcext:value-type="float">
            <text:p>1962.2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6864" calcext:value-type="float">
            <text:p>1962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868" calcext:value-type="float">
            <text:p>1963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392" calcext:value-type="float">
            <text:p>1963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26072" calcext:value-type="float">
            <text:p>1962.7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42608" calcext:value-type="float">
            <text:p>1962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92544" calcext:value-type="float">
            <text:p>1962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47536" calcext:value-type="float">
            <text:p>1962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69328" calcext:value-type="float">
            <text:p>1962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0-18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1728" calcext:value-type="float">
            <text:p>1963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92672" calcext:value-type="float">
            <text:p>1962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02856" calcext:value-type="float">
            <text:p>1962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68288" calcext:value-type="float">
            <text:p>1962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6336" calcext:value-type="float">
            <text:p>1962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66408" calcext:value-type="float">
            <text:p>1962.3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05448" calcext:value-type="float">
            <text:p>1962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85864" calcext:value-type="float">
            <text:p>1962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60312" calcext:value-type="float">
            <text:p>1962.3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2208" calcext:value-type="float">
            <text:p>1963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868" calcext:value-type="float">
            <text:p>1963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4776" calcext:value-type="float">
            <text:p>1963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79768" calcext:value-type="float">
            <text:p>1962.5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5668" calcext:value-type="float">
            <text:p>1962.2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97344" calcext:value-type="float">
            <text:p>1962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0392" calcext:value-type="float">
            <text:p>1963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27952" calcext:value-type="float">
            <text:p>1962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9572" calcext:value-type="float">
            <text:p>1962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6784" calcext:value-type="float">
            <text:p>1962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5256" calcext:value-type="float">
            <text:p>1963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91248" calcext:value-type="float">
            <text:p>1962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84112" calcext:value-type="float">
            <text:p>1962.2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62776" calcext:value-type="float">
            <text:p>1962.2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20104" calcext:value-type="float">
            <text:p>1962.2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916" calcext:value-type="float">
            <text:p>1963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06616" calcext:value-type="float">
            <text:p>1962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5632" calcext:value-type="float">
            <text:p>1963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84112" calcext:value-type="float">
            <text:p>1962.2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11544" calcext:value-type="float">
            <text:p>1962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54672" calcext:value-type="float">
            <text:p>1962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6112" calcext:value-type="float">
            <text:p>1963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14592" calcext:value-type="float">
            <text:p>1962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392" calcext:value-type="float">
            <text:p>1963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548" calcext:value-type="float">
            <text:p>1962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0688" calcext:value-type="float">
            <text:p>1962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55968" calcext:value-type="float">
            <text:p>1962.6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6592" calcext:value-type="float">
            <text:p>1963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84112" calcext:value-type="float">
            <text:p>1962.2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45656" calcext:value-type="float">
            <text:p>1962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29704" calcext:value-type="float">
            <text:p>1962.8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3256" calcext:value-type="float">
            <text:p>1962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50584" calcext:value-type="float">
            <text:p>1962.2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53632" calcext:value-type="float">
            <text:p>1962.2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9432" calcext:value-type="float">
            <text:p>1962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66408" calcext:value-type="float">
            <text:p>1962.3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6968" calcext:value-type="float">
            <text:p>1963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42608" calcext:value-type="float">
            <text:p>1962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9572" calcext:value-type="float">
            <text:p>1962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6968" calcext:value-type="float">
            <text:p>1963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9912" calcext:value-type="float">
            <text:p>1962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887872" calcext:value-type="float">
            <text:p>1961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0872" calcext:value-type="float">
            <text:p>1963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964" calcext:value-type="float">
            <text:p>1963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10376" calcext:value-type="float">
            <text:p>1962.1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6968" calcext:value-type="float">
            <text:p>1963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916" calcext:value-type="float">
            <text:p>1963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42024" calcext:value-type="float">
            <text:p>1962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32296" calcext:value-type="float">
            <text:p>1962.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65824" calcext:value-type="float">
            <text:p>1962.2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79056" calcext:value-type="float">
            <text:p>1962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45072" calcext:value-type="float">
            <text:p>1962.3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0872" calcext:value-type="float">
            <text:p>1963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14592" calcext:value-type="float">
            <text:p>1962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8-16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392" calcext:value-type="float">
            <text:p>1963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82" calcext:value-type="float">
            <text:p>1962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38392" calcext:value-type="float">
            <text:p>1962.2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62776" calcext:value-type="float">
            <text:p>1962.2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9008" calcext:value-type="float">
            <text:p>1962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74968" calcext:value-type="float">
            <text:p>1962.2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868" calcext:value-type="float">
            <text:p>1963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6304" calcext:value-type="float">
            <text:p>1962.2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12" calcext:value-type="float">
            <text:p>1962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1764" calcext:value-type="float">
            <text:p>1962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0872" calcext:value-type="float">
            <text:p>1963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3288" calcext:value-type="float">
            <text:p>1962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3736" calcext:value-type="float">
            <text:p>1962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0496" calcext:value-type="float">
            <text:p>1963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9572" calcext:value-type="float">
            <text:p>1962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9808" calcext:value-type="float">
            <text:p>1962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45072" calcext:value-type="float">
            <text:p>1962.3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6384" calcext:value-type="float">
            <text:p>1962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82" calcext:value-type="float">
            <text:p>1962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61352" calcext:value-type="float">
            <text:p>1963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6112" calcext:value-type="float">
            <text:p>1963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21144" calcext:value-type="float">
            <text:p>1962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94296" calcext:value-type="float">
            <text:p>1962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0872" calcext:value-type="float">
            <text:p>1963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8716" calcext:value-type="float">
            <text:p>1962.2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868" calcext:value-type="float">
            <text:p>1963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84112" calcext:value-type="float">
            <text:p>1962.2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18096" calcext:value-type="float">
            <text:p>1962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3256" calcext:value-type="float">
            <text:p>1962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5256" calcext:value-type="float">
            <text:p>1963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2724" calcext:value-type="float">
            <text:p>1962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0532" calcext:value-type="float">
            <text:p>1962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32296" calcext:value-type="float">
            <text:p>1962.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2208" calcext:value-type="float">
            <text:p>1963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98768" calcext:value-type="float">
            <text:p>1962.1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0688" calcext:value-type="float">
            <text:p>1962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2208" calcext:value-type="float">
            <text:p>1963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53048" calcext:value-type="float">
            <text:p>1962.1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392" calcext:value-type="float">
            <text:p>1963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21984" calcext:value-type="float">
            <text:p>1962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9832" calcext:value-type="float">
            <text:p>1962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9536" calcext:value-type="float">
            <text:p>1963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14464" calcext:value-type="float">
            <text:p>1962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74384" calcext:value-type="float">
            <text:p>1962.1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9936" calcext:value-type="float">
            <text:p>1962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37552" calcext:value-type="float">
            <text:p>1963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56096" calcext:value-type="float">
            <text:p>1962.1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81648" calcext:value-type="float">
            <text:p>1962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54216" calcext:value-type="float">
            <text:p>1962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58888" calcext:value-type="float">
            <text:p>1963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1284" calcext:value-type="float">
            <text:p>1962.0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06" calcext:value-type="float">
            <text:p>1963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12128" calcext:value-type="float">
            <text:p>1962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15176" calcext:value-type="float">
            <text:p>1962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0016" calcext:value-type="float">
            <text:p>1963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13296" calcext:value-type="float">
            <text:p>1962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2536" calcext:value-type="float">
            <text:p>1963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49288" calcext:value-type="float">
            <text:p>1962.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7072" calcext:value-type="float">
            <text:p>1963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47992" calcext:value-type="float">
            <text:p>1962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28408" calcext:value-type="float">
            <text:p>1963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74128" calcext:value-type="float">
            <text:p>1963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72504" calcext:value-type="float">
            <text:p>1962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77176" calcext:value-type="float">
            <text:p>1963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84696" calcext:value-type="float">
            <text:p>1962.3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88328" calcext:value-type="float">
            <text:p>1962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01688" calcext:value-type="float">
            <text:p>1962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4728" calcext:value-type="float">
            <text:p>1963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548" calcext:value-type="float">
            <text:p>1962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82232" calcext:value-type="float">
            <text:p>1962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3064" calcext:value-type="float">
            <text:p>1963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6-06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53376" calcext:value-type="float">
            <text:p>1963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98056" calcext:value-type="float">
            <text:p>1962.5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0792" calcext:value-type="float">
            <text:p>1962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52792" calcext:value-type="float">
            <text:p>1963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7192" calcext:value-type="float">
            <text:p>1962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57848" calcext:value-type="float">
            <text:p>1962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37096" calcext:value-type="float">
            <text:p>1962.5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97472" calcext:value-type="float">
            <text:p>1962.4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28992" calcext:value-type="float">
            <text:p>1963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0016" calcext:value-type="float">
            <text:p>1963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57848" calcext:value-type="float">
            <text:p>1962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74712" calcext:value-type="float">
            <text:p>1963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6148" calcext:value-type="float">
            <text:p>1962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28992" calcext:value-type="float">
            <text:p>1963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64984" calcext:value-type="float">
            <text:p>1963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13752" calcext:value-type="float">
            <text:p>1963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4728" calcext:value-type="float">
            <text:p>1963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0052" calcext:value-type="float">
            <text:p>1962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88912" calcext:value-type="float">
            <text:p>1962.5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7776" calcext:value-type="float">
            <text:p>1963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53504" calcext:value-type="float">
            <text:p>1962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9008" calcext:value-type="float">
            <text:p>1962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34048" calcext:value-type="float">
            <text:p>1962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964" calcext:value-type="float">
            <text:p>1963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38264" calcext:value-type="float">
            <text:p>1962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73672" calcext:value-type="float">
            <text:p>1962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92416" calcext:value-type="float">
            <text:p>1963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43192" calcext:value-type="float">
            <text:p>1962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36512" calcext:value-type="float">
            <text:p>1962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91832" calcext:value-type="float">
            <text:p>1963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95464" calcext:value-type="float">
            <text:p>1963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6336" calcext:value-type="float">
            <text:p>1962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37552" calcext:value-type="float">
            <text:p>1963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64984" calcext:value-type="float">
            <text:p>1963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89368" calcext:value-type="float">
            <text:p>1963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5-02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302144" calcext:value-type="float">
            <text:p>1963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68616" calcext:value-type="float">
            <text:p>1963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73672" calcext:value-type="float">
            <text:p>1962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85864" calcext:value-type="float">
            <text:p>1962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49288" calcext:value-type="float">
            <text:p>1962.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03568" calcext:value-type="float">
            <text:p>1962.5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8304" calcext:value-type="float">
            <text:p>1963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34504" calcext:value-type="float">
            <text:p>1963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3288" calcext:value-type="float">
            <text:p>1962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68032" calcext:value-type="float">
            <text:p>1963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63232" calcext:value-type="float">
            <text:p>1962.8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9936" calcext:value-type="float">
            <text:p>1962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82232" calcext:value-type="float">
            <text:p>1962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06" calcext:value-type="float">
            <text:p>1963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06032" calcext:value-type="float">
            <text:p>1962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92416" calcext:value-type="float">
            <text:p>1963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07656" calcext:value-type="float">
            <text:p>1963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4248" calcext:value-type="float">
            <text:p>1962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9196" calcext:value-type="float">
            <text:p>1962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80352" calcext:value-type="float">
            <text:p>1962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4-12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341768" calcext:value-type="float">
            <text:p>1963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37096" calcext:value-type="float">
            <text:p>1962.5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3648" calcext:value-type="float">
            <text:p>1963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9264" calcext:value-type="float">
            <text:p>1963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13752" calcext:value-type="float">
            <text:p>1963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13752" calcext:value-type="float">
            <text:p>1963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94424" calcext:value-type="float">
            <text:p>1962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55968" calcext:value-type="float">
            <text:p>1962.6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548" calcext:value-type="float">
            <text:p>1962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8632" calcext:value-type="float">
            <text:p>1963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83856" calcext:value-type="float">
            <text:p>1963.2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42608" calcext:value-type="float">
            <text:p>1962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12128" calcext:value-type="float">
            <text:p>1962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384" calcext:value-type="float">
            <text:p>1962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0976" calcext:value-type="float">
            <text:p>1963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07656" calcext:value-type="float">
            <text:p>1963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2536" calcext:value-type="float">
            <text:p>1963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83272" calcext:value-type="float">
            <text:p>1963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88328" calcext:value-type="float">
            <text:p>1962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58432" calcext:value-type="float">
            <text:p>1962.5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10704" calcext:value-type="float">
            <text:p>1963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64984" calcext:value-type="float">
            <text:p>1963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8632" calcext:value-type="float">
            <text:p>1963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64984" calcext:value-type="float">
            <text:p>1963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51752" calcext:value-type="float">
            <text:p>1962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3956" calcext:value-type="float">
            <text:p>1962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60896" calcext:value-type="float">
            <text:p>1962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85864" calcext:value-type="float">
            <text:p>1962.5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2536" calcext:value-type="float">
            <text:p>1963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7672" calcext:value-type="float">
            <text:p>1962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66408" calcext:value-type="float">
            <text:p>1962.3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87744" calcext:value-type="float">
            <text:p>1962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28408" calcext:value-type="float">
            <text:p>1963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64984" calcext:value-type="float">
            <text:p>1963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41184" calcext:value-type="float">
            <text:p>1963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06" calcext:value-type="float">
            <text:p>1963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384" calcext:value-type="float">
            <text:p>1962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4776" calcext:value-type="float">
            <text:p>1963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21272" calcext:value-type="float">
            <text:p>1962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0156" calcext:value-type="float">
            <text:p>1963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27368" calcext:value-type="float">
            <text:p>1962.4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0156" calcext:value-type="float">
            <text:p>1963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03568" calcext:value-type="float">
            <text:p>1962.5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79184" calcext:value-type="float">
            <text:p>1962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82232" calcext:value-type="float">
            <text:p>1962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13752" calcext:value-type="float">
            <text:p>1963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74128" calcext:value-type="float">
            <text:p>1963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44232" calcext:value-type="float">
            <text:p>1963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04608" calcext:value-type="float">
            <text:p>1963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98512" calcext:value-type="float">
            <text:p>1963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22312" calcext:value-type="float">
            <text:p>1963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83272" calcext:value-type="float">
            <text:p>1963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89952" calcext:value-type="float">
            <text:p>1963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10248" calcext:value-type="float">
            <text:p>1962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74128" calcext:value-type="float">
            <text:p>1963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34504" calcext:value-type="float">
            <text:p>1963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2688" calcext:value-type="float">
            <text:p>1963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74128" calcext:value-type="float">
            <text:p>1963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2-13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89368" calcext:value-type="float">
            <text:p>1963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51752" calcext:value-type="float">
            <text:p>1962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30416" calcext:value-type="float">
            <text:p>1962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168" calcext:value-type="float">
            <text:p>1963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08368" calcext:value-type="float">
            <text:p>1962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37552" calcext:value-type="float">
            <text:p>1963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384" calcext:value-type="float">
            <text:p>1962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58888" calcext:value-type="float">
            <text:p>1963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67448" calcext:value-type="float">
            <text:p>1963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63944" calcext:value-type="float">
            <text:p>1962.4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92416" calcext:value-type="float">
            <text:p>1963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02984" calcext:value-type="float">
            <text:p>1962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78472" calcext:value-type="float">
            <text:p>1962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89368" calcext:value-type="float">
            <text:p>1963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37552" calcext:value-type="float">
            <text:p>1963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54216" calcext:value-type="float">
            <text:p>1962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12" calcext:value-type="float">
            <text:p>1962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87744" calcext:value-type="float">
            <text:p>1962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9264" calcext:value-type="float">
            <text:p>1963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12128" calcext:value-type="float">
            <text:p>1962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34504" calcext:value-type="float">
            <text:p>1963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4812" calcext:value-type="float">
            <text:p>1962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68032" calcext:value-type="float">
            <text:p>1963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13752" calcext:value-type="float">
            <text:p>1963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82816" calcext:value-type="float">
            <text:p>1962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9744" calcext:value-type="float">
            <text:p>1963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358" calcext:value-type="float">
            <text:p>1962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76136" calcext:value-type="float">
            <text:p>1962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67448" calcext:value-type="float">
            <text:p>1963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2208" calcext:value-type="float">
            <text:p>1963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54672" calcext:value-type="float">
            <text:p>1962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3736" calcext:value-type="float">
            <text:p>1962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9936" calcext:value-type="float">
            <text:p>1962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3648" calcext:value-type="float">
            <text:p>1963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06" calcext:value-type="float">
            <text:p>1963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89368" calcext:value-type="float">
            <text:p>1963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12128" calcext:value-type="float">
            <text:p>1962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3064" calcext:value-type="float">
            <text:p>1963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0908" calcext:value-type="float">
            <text:p>1962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3168" calcext:value-type="float">
            <text:p>1963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30416" calcext:value-type="float">
            <text:p>1962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964" calcext:value-type="float">
            <text:p>1963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78016" calcext:value-type="float">
            <text:p>1962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1764" calcext:value-type="float">
            <text:p>1962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9832" calcext:value-type="float">
            <text:p>1962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2536" calcext:value-type="float">
            <text:p>1963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0976" calcext:value-type="float">
            <text:p>1963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786" calcext:value-type="float">
            <text:p>1962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67448" calcext:value-type="float">
            <text:p>1963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786" calcext:value-type="float">
            <text:p>1962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11544" calcext:value-type="float">
            <text:p>1962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69456" calcext:value-type="float">
            <text:p>1962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06032" calcext:value-type="float">
            <text:p>1962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52792" calcext:value-type="float">
            <text:p>1963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9744" calcext:value-type="float">
            <text:p>1963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4024" calcext:value-type="float">
            <text:p>1963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4024" calcext:value-type="float">
            <text:p>1963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0792" calcext:value-type="float">
            <text:p>1962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2432" calcext:value-type="float">
            <text:p>1962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77304" calcext:value-type="float">
            <text:p>1962.6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0976" calcext:value-type="float">
            <text:p>1963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0908" calcext:value-type="float">
            <text:p>1962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96176" calcext:value-type="float">
            <text:p>1962.7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2-12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5736" calcext:value-type="float">
            <text:p>1963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0392" calcext:value-type="float">
            <text:p>1963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59728" calcext:value-type="float">
            <text:p>1962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9536" calcext:value-type="float">
            <text:p>1963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8152" calcext:value-type="float">
            <text:p>1962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2104" calcext:value-type="float">
            <text:p>1962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54672" calcext:value-type="float">
            <text:p>1962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35928" calcext:value-type="float">
            <text:p>1962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78016" calcext:value-type="float">
            <text:p>1962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62064" calcext:value-type="float">
            <text:p>1962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9536" calcext:value-type="float">
            <text:p>1963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35928" calcext:value-type="float">
            <text:p>1962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0392" calcext:value-type="float">
            <text:p>1963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7296" calcext:value-type="float">
            <text:p>1962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51168" calcext:value-type="float">
            <text:p>1962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0976" calcext:value-type="float">
            <text:p>1963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5104" calcext:value-type="float">
            <text:p>1962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81648" calcext:value-type="float">
            <text:p>1962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6592" calcext:value-type="float">
            <text:p>1963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9352" calcext:value-type="float">
            <text:p>1962.2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53632" calcext:value-type="float">
            <text:p>1962.2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91248" calcext:value-type="float">
            <text:p>1962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4024" calcext:value-type="float">
            <text:p>1963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5668" calcext:value-type="float">
            <text:p>1962.2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6968" calcext:value-type="float">
            <text:p>1963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93128" calcext:value-type="float">
            <text:p>1962.7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548" calcext:value-type="float">
            <text:p>1962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5632" calcext:value-type="float">
            <text:p>1963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80352" calcext:value-type="float">
            <text:p>1962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5772" calcext:value-type="float">
            <text:p>1962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92672" calcext:value-type="float">
            <text:p>1962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9536" calcext:value-type="float">
            <text:p>1963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3544" calcext:value-type="float">
            <text:p>1963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78016" calcext:value-type="float">
            <text:p>1962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1728" calcext:value-type="float">
            <text:p>1963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47536" calcext:value-type="float">
            <text:p>1962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0016" calcext:value-type="float">
            <text:p>1963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91832" calcext:value-type="float">
            <text:p>1963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8304" calcext:value-type="float">
            <text:p>1963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5256" calcext:value-type="float">
            <text:p>1963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786" calcext:value-type="float">
            <text:p>1962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6696" calcext:value-type="float">
            <text:p>1963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964" calcext:value-type="float">
            <text:p>1963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64528" calcext:value-type="float">
            <text:p>1962.5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916" calcext:value-type="float">
            <text:p>1963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89496" calcext:value-type="float">
            <text:p>1962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97344" calcext:value-type="float">
            <text:p>1962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74968" calcext:value-type="float">
            <text:p>1962.2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51624" calcext:value-type="float">
            <text:p>1962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88912" calcext:value-type="float">
            <text:p>1962.5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35344" calcext:value-type="float">
            <text:p>1962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56552" calcext:value-type="float">
            <text:p>1962.7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15176" calcext:value-type="float">
            <text:p>1962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5736" calcext:value-type="float">
            <text:p>1963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3256" calcext:value-type="float">
            <text:p>1962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35344" calcext:value-type="float">
            <text:p>1962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59728" calcext:value-type="float">
            <text:p>1962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04864" calcext:value-type="float">
            <text:p>1962.2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77432" calcext:value-type="float">
            <text:p>1962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9432" calcext:value-type="float">
            <text:p>1962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94296" calcext:value-type="float">
            <text:p>1962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0-12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5256" calcext:value-type="float">
            <text:p>1963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7824" calcext:value-type="float">
            <text:p>1963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87616" calcext:value-type="float">
            <text:p>1962.8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51624" calcext:value-type="float">
            <text:p>1962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3064" calcext:value-type="float">
            <text:p>1963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0016" calcext:value-type="float">
            <text:p>1963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5632" calcext:value-type="float">
            <text:p>1963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1096" calcext:value-type="float">
            <text:p>1962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86576" calcext:value-type="float">
            <text:p>1962.1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02856" calcext:value-type="float">
            <text:p>1962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0792" calcext:value-type="float">
            <text:p>1962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6784" calcext:value-type="float">
            <text:p>1962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41896" calcext:value-type="float">
            <text:p>1962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262" calcext:value-type="float">
            <text:p>1962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4248" calcext:value-type="float">
            <text:p>1962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9196" calcext:value-type="float">
            <text:p>1962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7296" calcext:value-type="float">
            <text:p>1962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53632" calcext:value-type="float">
            <text:p>1962.2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6968" calcext:value-type="float">
            <text:p>1963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3768" calcext:value-type="float">
            <text:p>1962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0688" calcext:value-type="float">
            <text:p>1962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84696" calcext:value-type="float">
            <text:p>1962.3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75552" calcext:value-type="float">
            <text:p>1962.3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12712" calcext:value-type="float">
            <text:p>1962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08952" calcext:value-type="float">
            <text:p>1962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23152" calcext:value-type="float">
            <text:p>1962.2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7296" calcext:value-type="float">
            <text:p>1962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0392" calcext:value-type="float">
            <text:p>1963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34632" calcext:value-type="float">
            <text:p>1962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92088" calcext:value-type="float">
            <text:p>1962.0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02856" calcext:value-type="float">
            <text:p>1962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01688" calcext:value-type="float">
            <text:p>1962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62064" calcext:value-type="float">
            <text:p>1962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38264" calcext:value-type="float">
            <text:p>1962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38264" calcext:value-type="float">
            <text:p>1962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62192" calcext:value-type="float">
            <text:p>1962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5772" calcext:value-type="float">
            <text:p>1962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04152" calcext:value-type="float">
            <text:p>1962.6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48704" calcext:value-type="float">
            <text:p>1962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09792" calcext:value-type="float">
            <text:p>1962.0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18936" calcext:value-type="float">
            <text:p>1962.0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0792" calcext:value-type="float">
            <text:p>1962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97344" calcext:value-type="float">
            <text:p>1962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7296" calcext:value-type="float">
            <text:p>1962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82232" calcext:value-type="float">
            <text:p>1962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14592" calcext:value-type="float">
            <text:p>1962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70752" calcext:value-type="float">
            <text:p>1962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44944" calcext:value-type="float">
            <text:p>1962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30416" calcext:value-type="float">
            <text:p>1962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6864" calcext:value-type="float">
            <text:p>1962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344" calcext:value-type="float">
            <text:p>1963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5772" calcext:value-type="float">
            <text:p>1962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024" calcext:value-type="float">
            <text:p>1962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8716" calcext:value-type="float">
            <text:p>1962.2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5668" calcext:value-type="float">
            <text:p>1962.2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9352" calcext:value-type="float">
            <text:p>1962.2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69456" calcext:value-type="float">
            <text:p>1962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1576" calcext:value-type="float">
            <text:p>1962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2724" calcext:value-type="float">
            <text:p>1962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644" calcext:value-type="float">
            <text:p>1963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45072" calcext:value-type="float">
            <text:p>1962.3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9536" calcext:value-type="float">
            <text:p>1963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82" calcext:value-type="float">
            <text:p>1962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50456" calcext:value-type="float">
            <text:p>1962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29704" calcext:value-type="float">
            <text:p>1962.8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0392" calcext:value-type="float">
            <text:p>1963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91248" calcext:value-type="float">
            <text:p>1962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66992" calcext:value-type="float">
            <text:p>1962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0872" calcext:value-type="float">
            <text:p>1963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9808" calcext:value-type="float">
            <text:p>1962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8-0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6488" calcext:value-type="float">
            <text:p>1963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0688" calcext:value-type="float">
            <text:p>1962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6864" calcext:value-type="float">
            <text:p>1962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07328" calcext:value-type="float">
            <text:p>1962.1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5152" calcext:value-type="float">
            <text:p>1962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79184" calcext:value-type="float">
            <text:p>1962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53632" calcext:value-type="float">
            <text:p>1962.2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6864" calcext:value-type="float">
            <text:p>1962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0532" calcext:value-type="float">
            <text:p>1962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7824" calcext:value-type="float">
            <text:p>1963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4776" calcext:value-type="float">
            <text:p>1963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38392" calcext:value-type="float">
            <text:p>1962.2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62776" calcext:value-type="float">
            <text:p>1962.2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5632" calcext:value-type="float">
            <text:p>1963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83528" calcext:value-type="float">
            <text:p>1962.1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0016" calcext:value-type="float">
            <text:p>1963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7824" calcext:value-type="float">
            <text:p>1963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08496" calcext:value-type="float">
            <text:p>1962.3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6488" calcext:value-type="float">
            <text:p>1963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7192" calcext:value-type="float">
            <text:p>1962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842152" calcext:value-type="float">
            <text:p>1961.8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1728" calcext:value-type="float">
            <text:p>1963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05448" calcext:value-type="float">
            <text:p>1962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9912" calcext:value-type="float">
            <text:p>1962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1728" calcext:value-type="float">
            <text:p>1963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53632" calcext:value-type="float">
            <text:p>1962.2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29704" calcext:value-type="float">
            <text:p>1962.8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1952" calcext:value-type="float">
            <text:p>1962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392" calcext:value-type="float">
            <text:p>1963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6592" calcext:value-type="float">
            <text:p>1963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8784" calcext:value-type="float">
            <text:p>1963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6488" calcext:value-type="float">
            <text:p>1963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7192" calcext:value-type="float">
            <text:p>1962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0976" calcext:value-type="float">
            <text:p>1963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5736" calcext:value-type="float">
            <text:p>1963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9488" calcext:value-type="float">
            <text:p>1963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71336" calcext:value-type="float">
            <text:p>1962.1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32296" calcext:value-type="float">
            <text:p>1962.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86576" calcext:value-type="float">
            <text:p>1962.1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991504" calcext:value-type="float">
            <text:p>1961.9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3476" calcext:value-type="float">
            <text:p>1962.1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6-23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0976" calcext:value-type="float">
            <text:p>1963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12712" calcext:value-type="float">
            <text:p>1962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09792" calcext:value-type="float">
            <text:p>1962.0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6888" calcext:value-type="float">
            <text:p>1962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40144" calcext:value-type="float">
            <text:p>1962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31128" calcext:value-type="float">
            <text:p>1962.0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3956" calcext:value-type="float">
            <text:p>1962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548" calcext:value-type="float">
            <text:p>1962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36512" calcext:value-type="float">
            <text:p>1962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98768" calcext:value-type="float">
            <text:p>1962.1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19848" calcext:value-type="float">
            <text:p>1963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50456" calcext:value-type="float">
            <text:p>1962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65824" calcext:value-type="float">
            <text:p>1962.2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31" calcext:value-type="float">
            <text:p>1962.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12712" calcext:value-type="float">
            <text:p>1962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1576" calcext:value-type="float">
            <text:p>1962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1952" calcext:value-type="float">
            <text:p>1962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06" calcext:value-type="float">
            <text:p>1963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40728" calcext:value-type="float">
            <text:p>1962.6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0208" calcext:value-type="float">
            <text:p>1962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8304" calcext:value-type="float">
            <text:p>1963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74128" calcext:value-type="float">
            <text:p>1963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18224" calcext:value-type="float">
            <text:p>1962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9264" calcext:value-type="float">
            <text:p>1963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9264" calcext:value-type="float">
            <text:p>1963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072" calcext:value-type="float">
            <text:p>1962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6216" calcext:value-type="float">
            <text:p>1963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51752" calcext:value-type="float">
            <text:p>1962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92416" calcext:value-type="float">
            <text:p>1963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5256" calcext:value-type="float">
            <text:p>1963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64528" calcext:value-type="float">
            <text:p>1962.5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06" calcext:value-type="float">
            <text:p>1963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2536" calcext:value-type="float">
            <text:p>1963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28408" calcext:value-type="float">
            <text:p>1963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68032" calcext:value-type="float">
            <text:p>1963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48704" calcext:value-type="float">
            <text:p>1962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07656" calcext:value-type="float">
            <text:p>1963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3336" calcext:value-type="float">
            <text:p>1962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4728" calcext:value-type="float">
            <text:p>1963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10248" calcext:value-type="float">
            <text:p>1962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6816" calcext:value-type="float">
            <text:p>1962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63232" calcext:value-type="float">
            <text:p>1962.8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8528" calcext:value-type="float">
            <text:p>1962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97928" calcext:value-type="float">
            <text:p>1963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31584" calcext:value-type="float">
            <text:p>1962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80224" calcext:value-type="float">
            <text:p>1963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48704" calcext:value-type="float">
            <text:p>1962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24904" calcext:value-type="float">
            <text:p>1962.5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548" calcext:value-type="float">
            <text:p>1962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67704" calcext:value-type="float">
            <text:p>1962.0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31456" calcext:value-type="float">
            <text:p>1963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3168" calcext:value-type="float">
            <text:p>1963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6696" calcext:value-type="float">
            <text:p>1963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62192" calcext:value-type="float">
            <text:p>1962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04608" calcext:value-type="float">
            <text:p>1963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6816" calcext:value-type="float">
            <text:p>1962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07656" calcext:value-type="float">
            <text:p>1963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344" calcext:value-type="float">
            <text:p>1963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168" calcext:value-type="float">
            <text:p>1963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35216" calcext:value-type="float">
            <text:p>1962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65568" calcext:value-type="float">
            <text:p>1963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61936" calcext:value-type="float">
            <text:p>1963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6216" calcext:value-type="float">
            <text:p>1963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06616" calcext:value-type="float">
            <text:p>1962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28408" calcext:value-type="float">
            <text:p>1963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31456" calcext:value-type="float">
            <text:p>1963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52792" calcext:value-type="float">
            <text:p>1963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14592" calcext:value-type="float">
            <text:p>1962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06032" calcext:value-type="float">
            <text:p>1962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3816" calcext:value-type="float">
            <text:p>1962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25944" calcext:value-type="float">
            <text:p>1963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3648" calcext:value-type="float">
            <text:p>1963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31456" calcext:value-type="float">
            <text:p>1963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54216" calcext:value-type="float">
            <text:p>1962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37552" calcext:value-type="float">
            <text:p>1963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21856" calcext:value-type="float">
            <text:p>1962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13752" calcext:value-type="float">
            <text:p>1963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52792" calcext:value-type="float">
            <text:p>1963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9264" calcext:value-type="float">
            <text:p>1963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6888" calcext:value-type="float">
            <text:p>1962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9744" calcext:value-type="float">
            <text:p>1963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24192" calcext:value-type="float">
            <text:p>1962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9936" calcext:value-type="float">
            <text:p>1962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8784" calcext:value-type="float">
            <text:p>1963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3-3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35088" calcext:value-type="float">
            <text:p>1963.2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18808" calcext:value-type="float">
            <text:p>1962.5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34504" calcext:value-type="float">
            <text:p>1963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77176" calcext:value-type="float">
            <text:p>1963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14464" calcext:value-type="float">
            <text:p>1962.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8632" calcext:value-type="float">
            <text:p>1963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9744" calcext:value-type="float">
            <text:p>1963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5256" calcext:value-type="float">
            <text:p>1963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3204" calcext:value-type="float">
            <text:p>1963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67448" calcext:value-type="float">
            <text:p>1963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7072" calcext:value-type="float">
            <text:p>1963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97928" calcext:value-type="float">
            <text:p>1963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54216" calcext:value-type="float">
            <text:p>1962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6304" calcext:value-type="float">
            <text:p>1962.2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0496" calcext:value-type="float">
            <text:p>1963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19392" calcext:value-type="float">
            <text:p>1962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4024" calcext:value-type="float">
            <text:p>1963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30416" calcext:value-type="float">
            <text:p>1962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1764" calcext:value-type="float">
            <text:p>1962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54088" calcext:value-type="float">
            <text:p>1962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28536" calcext:value-type="float">
            <text:p>1962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0016" calcext:value-type="float">
            <text:p>1963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0496" calcext:value-type="float">
            <text:p>1963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22312" calcext:value-type="float">
            <text:p>1963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02984" calcext:value-type="float">
            <text:p>1962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16344" calcext:value-type="float">
            <text:p>1962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03568" calcext:value-type="float">
            <text:p>1962.5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3956" calcext:value-type="float">
            <text:p>1962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37096" calcext:value-type="float">
            <text:p>1962.5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6112" calcext:value-type="float">
            <text:p>1963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2688" calcext:value-type="float">
            <text:p>1963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74128" calcext:value-type="float">
            <text:p>1963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3204" calcext:value-type="float">
            <text:p>1963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61936" calcext:value-type="float">
            <text:p>1963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77176" calcext:value-type="float">
            <text:p>1963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64984" calcext:value-type="float">
            <text:p>1963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28992" calcext:value-type="float">
            <text:p>1963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3956" calcext:value-type="float">
            <text:p>1962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57264" calcext:value-type="float">
            <text:p>1962.3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6888" calcext:value-type="float">
            <text:p>1962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48704" calcext:value-type="float">
            <text:p>1962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04608" calcext:value-type="float">
            <text:p>1963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06032" calcext:value-type="float">
            <text:p>1962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37096" calcext:value-type="float">
            <text:p>1962.5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3064" calcext:value-type="float">
            <text:p>1963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72504" calcext:value-type="float">
            <text:p>1962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6816" calcext:value-type="float">
            <text:p>1962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5632" calcext:value-type="float">
            <text:p>1963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916" calcext:value-type="float">
            <text:p>1963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28664" calcext:value-type="float">
            <text:p>1962.1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35216" calcext:value-type="float">
            <text:p>1962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20104" calcext:value-type="float">
            <text:p>1962.2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19848" calcext:value-type="float">
            <text:p>1963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2-0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28992" calcext:value-type="float">
            <text:p>1963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0792" calcext:value-type="float">
            <text:p>1962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0792" calcext:value-type="float">
            <text:p>1962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61352" calcext:value-type="float">
            <text:p>1963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51168" calcext:value-type="float">
            <text:p>1962.3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596" calcext:value-type="float">
            <text:p>1962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84696" calcext:value-type="float">
            <text:p>1962.3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3544" calcext:value-type="float">
            <text:p>1963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4776" calcext:value-type="float">
            <text:p>1963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7004" calcext:value-type="float">
            <text:p>1962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8304" calcext:value-type="float">
            <text:p>1963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644" calcext:value-type="float">
            <text:p>1963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2208" calcext:value-type="float">
            <text:p>1963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51752" calcext:value-type="float">
            <text:p>1962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98512" calcext:value-type="float">
            <text:p>1963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28408" calcext:value-type="float">
            <text:p>1963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0052" calcext:value-type="float">
            <text:p>1962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40144" calcext:value-type="float">
            <text:p>1962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22896" calcext:value-type="float">
            <text:p>1963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36512" calcext:value-type="float">
            <text:p>1962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0976" calcext:value-type="float">
            <text:p>1963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8784" calcext:value-type="float">
            <text:p>1963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0908" calcext:value-type="float">
            <text:p>1962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5632" calcext:value-type="float">
            <text:p>1963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0872" calcext:value-type="float">
            <text:p>1963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8304" calcext:value-type="float">
            <text:p>1963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83272" calcext:value-type="float">
            <text:p>1963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7108" calcext:value-type="float">
            <text:p>1963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22312" calcext:value-type="float">
            <text:p>1963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0496" calcext:value-type="float">
            <text:p>1963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82816" calcext:value-type="float">
            <text:p>1962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0496" calcext:value-type="float">
            <text:p>1963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81648" calcext:value-type="float">
            <text:p>1962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0496" calcext:value-type="float">
            <text:p>1963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964" calcext:value-type="float">
            <text:p>1963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548" calcext:value-type="float">
            <text:p>1962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24192" calcext:value-type="float">
            <text:p>1962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88328" calcext:value-type="float">
            <text:p>1962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3064" calcext:value-type="float">
            <text:p>1963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9912" calcext:value-type="float">
            <text:p>1962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9912" calcext:value-type="float">
            <text:p>1962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5292" calcext:value-type="float">
            <text:p>1962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21144" calcext:value-type="float">
            <text:p>1962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36512" calcext:value-type="float">
            <text:p>1962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79184" calcext:value-type="float">
            <text:p>1962.4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964" calcext:value-type="float">
            <text:p>1963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14592" calcext:value-type="float">
            <text:p>1962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82" calcext:value-type="float">
            <text:p>1962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91248" calcext:value-type="float">
            <text:p>1962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68872" calcext:value-type="float">
            <text:p>1962.2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6336" calcext:value-type="float">
            <text:p>1962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6336" calcext:value-type="float">
            <text:p>1962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8632" calcext:value-type="float">
            <text:p>1963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3288" calcext:value-type="float">
            <text:p>1962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2724" calcext:value-type="float">
            <text:p>1962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4144" calcext:value-type="float">
            <text:p>1962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5256" calcext:value-type="float">
            <text:p>1963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8784" calcext:value-type="float">
            <text:p>1963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392" calcext:value-type="float">
            <text:p>1963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916" calcext:value-type="float">
            <text:p>1963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14008" calcext:value-type="float">
            <text:p>1962.2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3712" calcext:value-type="float">
            <text:p>1962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6592" calcext:value-type="float">
            <text:p>1963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2-0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7108" calcext:value-type="float">
            <text:p>1963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0688" calcext:value-type="float">
            <text:p>1962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6112" calcext:value-type="float">
            <text:p>1963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2584" calcext:value-type="float">
            <text:p>1963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9832" calcext:value-type="float">
            <text:p>1962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0208" calcext:value-type="float">
            <text:p>1962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35928" calcext:value-type="float">
            <text:p>1962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168" calcext:value-type="float">
            <text:p>1963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34504" calcext:value-type="float">
            <text:p>1963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97344" calcext:value-type="float">
            <text:p>1962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02856" calcext:value-type="float">
            <text:p>1962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20104" calcext:value-type="float">
            <text:p>1962.2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44488" calcext:value-type="float">
            <text:p>1962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82" calcext:value-type="float">
            <text:p>1962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23152" calcext:value-type="float">
            <text:p>1962.2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6864" calcext:value-type="float">
            <text:p>1962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26656" calcext:value-type="float">
            <text:p>1962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02856" calcext:value-type="float">
            <text:p>1962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8716" calcext:value-type="float">
            <text:p>1962.2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2584" calcext:value-type="float">
            <text:p>1963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76008" calcext:value-type="float">
            <text:p>1962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87616" calcext:value-type="float">
            <text:p>1962.8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57848" calcext:value-type="float">
            <text:p>1962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35928" calcext:value-type="float">
            <text:p>1962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38848" calcext:value-type="float">
            <text:p>1962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848248" calcext:value-type="float">
            <text:p>1961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15048" calcext:value-type="float">
            <text:p>1962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06616" calcext:value-type="float">
            <text:p>1962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75424" calcext:value-type="float">
            <text:p>1962.8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0768" calcext:value-type="float">
            <text:p>1962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45528" calcext:value-type="float">
            <text:p>1962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0664" calcext:value-type="float">
            <text:p>1962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54088" calcext:value-type="float">
            <text:p>1962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96176" calcext:value-type="float">
            <text:p>1962.7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0392" calcext:value-type="float">
            <text:p>1963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9536" calcext:value-type="float">
            <text:p>1963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59728" calcext:value-type="float">
            <text:p>1962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9432" calcext:value-type="float">
            <text:p>1962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76136" calcext:value-type="float">
            <text:p>1962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89624" calcext:value-type="float">
            <text:p>1962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22568" calcext:value-type="float">
            <text:p>1962.1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6384" calcext:value-type="float">
            <text:p>1962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0908" calcext:value-type="float">
            <text:p>1962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912256" calcext:value-type="float">
            <text:p>1961.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3476" calcext:value-type="float">
            <text:p>1962.1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3336" calcext:value-type="float">
            <text:p>1962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8152" calcext:value-type="float">
            <text:p>1962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43904" calcext:value-type="float">
            <text:p>1962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91248" calcext:value-type="float">
            <text:p>1962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4776" calcext:value-type="float">
            <text:p>1963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78016" calcext:value-type="float">
            <text:p>1962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344" calcext:value-type="float">
            <text:p>1963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17056" calcext:value-type="float">
            <text:p>1962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93128" calcext:value-type="float">
            <text:p>1962.7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0288" calcext:value-type="float">
            <text:p>1962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21144" calcext:value-type="float">
            <text:p>1962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2724" calcext:value-type="float">
            <text:p>1962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74968" calcext:value-type="float">
            <text:p>1962.2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03696" calcext:value-type="float">
            <text:p>1962.0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53048" calcext:value-type="float">
            <text:p>1962.1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0-0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82" calcext:value-type="float">
            <text:p>1962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35344" calcext:value-type="float">
            <text:p>1962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14592" calcext:value-type="float">
            <text:p>1962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6384" calcext:value-type="float">
            <text:p>1962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89624" calcext:value-type="float">
            <text:p>1962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67704" calcext:value-type="float">
            <text:p>1962.0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83528" calcext:value-type="float">
            <text:p>1962.1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9808" calcext:value-type="float">
            <text:p>1962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28664" calcext:value-type="float">
            <text:p>1962.1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09792" calcext:value-type="float">
            <text:p>1962.0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2244" calcext:value-type="float">
            <text:p>1962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50456" calcext:value-type="float">
            <text:p>1962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0288" calcext:value-type="float">
            <text:p>1962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9352" calcext:value-type="float">
            <text:p>1962.2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92672" calcext:value-type="float">
            <text:p>1962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23152" calcext:value-type="float">
            <text:p>1962.2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18096" calcext:value-type="float">
            <text:p>1962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08952" calcext:value-type="float">
            <text:p>1962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9864" calcext:value-type="float">
            <text:p>1962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35344" calcext:value-type="float">
            <text:p>1962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89624" calcext:value-type="float">
            <text:p>1962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89624" calcext:value-type="float">
            <text:p>1962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51624" calcext:value-type="float">
            <text:p>1962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3336" calcext:value-type="float">
            <text:p>1962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89496" calcext:value-type="float">
            <text:p>1962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6384" calcext:value-type="float">
            <text:p>1962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59016" calcext:value-type="float">
            <text:p>1962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08952" calcext:value-type="float">
            <text:p>1962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3816" calcext:value-type="float">
            <text:p>1962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44488" calcext:value-type="float">
            <text:p>1962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70752" calcext:value-type="float">
            <text:p>1962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46952" calcext:value-type="float">
            <text:p>1962.1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9536" calcext:value-type="float">
            <text:p>1963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5152" calcext:value-type="float">
            <text:p>1962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4332" calcext:value-type="float">
            <text:p>1962.0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0664" calcext:value-type="float">
            <text:p>1962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15048" calcext:value-type="float">
            <text:p>1962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3712" calcext:value-type="float">
            <text:p>1962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21144" calcext:value-type="float">
            <text:p>1962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3816" calcext:value-type="float">
            <text:p>1962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89624" calcext:value-type="float">
            <text:p>1962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77888" calcext:value-type="float">
            <text:p>1962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3816" calcext:value-type="float">
            <text:p>1962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69456" calcext:value-type="float">
            <text:p>1962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01688" calcext:value-type="float">
            <text:p>1962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92672" calcext:value-type="float">
            <text:p>1962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6384" calcext:value-type="float">
            <text:p>1962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76008" calcext:value-type="float">
            <text:p>1962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5152" calcext:value-type="float">
            <text:p>1962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9432" calcext:value-type="float">
            <text:p>1962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16472" calcext:value-type="float">
            <text:p>1962.1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0288" calcext:value-type="float">
            <text:p>1962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18224" calcext:value-type="float">
            <text:p>1962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54672" calcext:value-type="float">
            <text:p>1962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909208" calcext:value-type="float">
            <text:p>1961.9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9912" calcext:value-type="float">
            <text:p>1962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82232" calcext:value-type="float">
            <text:p>1962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2584" calcext:value-type="float">
            <text:p>1963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8-0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6112" calcext:value-type="float">
            <text:p>1963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98768" calcext:value-type="float">
            <text:p>1962.1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92672" calcext:value-type="float">
            <text:p>1962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67704" calcext:value-type="float">
            <text:p>1962.0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5772" calcext:value-type="float">
            <text:p>1962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6864" calcext:value-type="float">
            <text:p>1962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71336" calcext:value-type="float">
            <text:p>1962.1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20104" calcext:value-type="float">
            <text:p>1962.2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68872" calcext:value-type="float">
            <text:p>1962.2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44944" calcext:value-type="float">
            <text:p>1962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07912" calcext:value-type="float">
            <text:p>1962.2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9536" calcext:value-type="float">
            <text:p>1963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82" calcext:value-type="float">
            <text:p>1962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942736" calcext:value-type="float">
            <text:p>1961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38848" calcext:value-type="float">
            <text:p>1962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48704" calcext:value-type="float">
            <text:p>1962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0016" calcext:value-type="float">
            <text:p>1963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2208" calcext:value-type="float">
            <text:p>1963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868" calcext:value-type="float">
            <text:p>1963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77304" calcext:value-type="float">
            <text:p>1962.6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6384" calcext:value-type="float">
            <text:p>1962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4144" calcext:value-type="float">
            <text:p>1962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70624" calcext:value-type="float">
            <text:p>1962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0016" calcext:value-type="float">
            <text:p>1963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74968" calcext:value-type="float">
            <text:p>1962.2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70624" calcext:value-type="float">
            <text:p>1962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0792" calcext:value-type="float">
            <text:p>1962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2208" calcext:value-type="float">
            <text:p>1963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38264" calcext:value-type="float">
            <text:p>1962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6336" calcext:value-type="float">
            <text:p>1962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72504" calcext:value-type="float">
            <text:p>1962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74968" calcext:value-type="float">
            <text:p>1962.2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916" calcext:value-type="float">
            <text:p>1963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916" calcext:value-type="float">
            <text:p>1963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900064" calcext:value-type="float">
            <text:p>1961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8304" calcext:value-type="float">
            <text:p>1963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42608" calcext:value-type="float">
            <text:p>1962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6112" calcext:value-type="float">
            <text:p>1963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644" calcext:value-type="float">
            <text:p>1963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392" calcext:value-type="float">
            <text:p>1963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68872" calcext:value-type="float">
            <text:p>1962.2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0016" calcext:value-type="float">
            <text:p>1963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28536" calcext:value-type="float">
            <text:p>1962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868" calcext:value-type="float">
            <text:p>1963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77432" calcext:value-type="float">
            <text:p>1962.1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84568" calcext:value-type="float">
            <text:p>1962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964" calcext:value-type="float">
            <text:p>1963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57264" calcext:value-type="float">
            <text:p>1962.3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2724" calcext:value-type="float">
            <text:p>1962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7824" calcext:value-type="float">
            <text:p>1963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9572" calcext:value-type="float">
            <text:p>1962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62776" calcext:value-type="float">
            <text:p>1962.2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5256" calcext:value-type="float">
            <text:p>1963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94424" calcext:value-type="float">
            <text:p>1962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3168" calcext:value-type="float">
            <text:p>1963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79056" calcext:value-type="float">
            <text:p>1962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31456" calcext:value-type="float">
            <text:p>1963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05448" calcext:value-type="float">
            <text:p>1962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3544" calcext:value-type="float">
            <text:p>1963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57136" calcext:value-type="float">
            <text:p>1962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4024" calcext:value-type="float">
            <text:p>1963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384" calcext:value-type="float">
            <text:p>1962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2536" calcext:value-type="float">
            <text:p>1963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0428" calcext:value-type="float">
            <text:p>1962.1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0496" calcext:value-type="float">
            <text:p>1963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45528" calcext:value-type="float">
            <text:p>1962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3336" calcext:value-type="float">
            <text:p>1962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2208" calcext:value-type="float">
            <text:p>1963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6-02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9264" calcext:value-type="float">
            <text:p>1963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4776" calcext:value-type="float">
            <text:p>1963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16928" calcext:value-type="float">
            <text:p>1962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25488" calcext:value-type="float">
            <text:p>1962.6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7072" calcext:value-type="float">
            <text:p>1963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34504" calcext:value-type="float">
            <text:p>1963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8632" calcext:value-type="float">
            <text:p>1963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3168" calcext:value-type="float">
            <text:p>1963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22312" calcext:value-type="float">
            <text:p>1963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36512" calcext:value-type="float">
            <text:p>1962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5632" calcext:value-type="float">
            <text:p>1963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14592" calcext:value-type="float">
            <text:p>1962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012" calcext:value-type="float">
            <text:p>1963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59144" calcext:value-type="float">
            <text:p>1962.1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15048" calcext:value-type="float">
            <text:p>1962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8304" calcext:value-type="float">
            <text:p>1963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5256" calcext:value-type="float">
            <text:p>1963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3816" calcext:value-type="float">
            <text:p>1962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358" calcext:value-type="float">
            <text:p>1962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6112" calcext:value-type="float">
            <text:p>1963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5256" calcext:value-type="float">
            <text:p>1963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0872" calcext:value-type="float">
            <text:p>1963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57264" calcext:value-type="float">
            <text:p>1962.3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40856" calcext:value-type="float">
            <text:p>1962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89368" calcext:value-type="float">
            <text:p>1963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77176" calcext:value-type="float">
            <text:p>1963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3648" calcext:value-type="float">
            <text:p>1963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41896" calcext:value-type="float">
            <text:p>1962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2104" calcext:value-type="float">
            <text:p>1962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89496" calcext:value-type="float">
            <text:p>1962.6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3544" calcext:value-type="float">
            <text:p>1963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67448" calcext:value-type="float">
            <text:p>1963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32296" calcext:value-type="float">
            <text:p>1962.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49288" calcext:value-type="float">
            <text:p>1962.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3648" calcext:value-type="float">
            <text:p>1963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5736" calcext:value-type="float">
            <text:p>1963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45656" calcext:value-type="float">
            <text:p>1962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13752" calcext:value-type="float">
            <text:p>1963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58888" calcext:value-type="float">
            <text:p>1963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0872" calcext:value-type="float">
            <text:p>1963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10248" calcext:value-type="float">
            <text:p>1962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644" calcext:value-type="float">
            <text:p>1963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14592" calcext:value-type="float">
            <text:p>1962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0976" calcext:value-type="float">
            <text:p>1963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0496" calcext:value-type="float">
            <text:p>1963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868" calcext:value-type="float">
            <text:p>1963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5668" calcext:value-type="float">
            <text:p>1962.2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2688" calcext:value-type="float">
            <text:p>1963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06" calcext:value-type="float">
            <text:p>1963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4624" calcext:value-type="float">
            <text:p>1962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6592" calcext:value-type="float">
            <text:p>1963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2208" calcext:value-type="float">
            <text:p>1963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91832" calcext:value-type="float">
            <text:p>1963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37552" calcext:value-type="float">
            <text:p>1963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5736" calcext:value-type="float">
            <text:p>1963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08368" calcext:value-type="float">
            <text:p>1962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68872" calcext:value-type="float">
            <text:p>1962.2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48704" calcext:value-type="float">
            <text:p>1962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48704" calcext:value-type="float">
            <text:p>1962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93128" calcext:value-type="float">
            <text:p>1962.7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79768" calcext:value-type="float">
            <text:p>1962.5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0872" calcext:value-type="float">
            <text:p>1963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4-0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8784" calcext:value-type="float">
            <text:p>1963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42024" calcext:value-type="float">
            <text:p>1962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18808" calcext:value-type="float">
            <text:p>1962.5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6784" calcext:value-type="float">
            <text:p>1962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6216" calcext:value-type="float">
            <text:p>1963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12712" calcext:value-type="float">
            <text:p>1962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9488" calcext:value-type="float">
            <text:p>1963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4024" calcext:value-type="float">
            <text:p>1963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0496" calcext:value-type="float">
            <text:p>1963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81648" calcext:value-type="float">
            <text:p>1962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2208" calcext:value-type="float">
            <text:p>1963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5256" calcext:value-type="float">
            <text:p>1963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40272" calcext:value-type="float">
            <text:p>1962.0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1728" calcext:value-type="float">
            <text:p>1963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35928" calcext:value-type="float">
            <text:p>1962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0976" calcext:value-type="float">
            <text:p>1963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2688" calcext:value-type="float">
            <text:p>1963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87744" calcext:value-type="float">
            <text:p>1962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0496" calcext:value-type="float">
            <text:p>1963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5256" calcext:value-type="float">
            <text:p>1963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8304" calcext:value-type="float">
            <text:p>1963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6112" calcext:value-type="float">
            <text:p>1963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79896" calcext:value-type="float">
            <text:p>1962.0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64528" calcext:value-type="float">
            <text:p>1962.5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33464" calcext:value-type="float">
            <text:p>1962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3736" calcext:value-type="float">
            <text:p>1962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62064" calcext:value-type="float">
            <text:p>1962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42024" calcext:value-type="float">
            <text:p>1962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12128" calcext:value-type="float">
            <text:p>1962.4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11544" calcext:value-type="float">
            <text:p>1962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4024" calcext:value-type="float">
            <text:p>1963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85736" calcext:value-type="float">
            <text:p>1963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35216" calcext:value-type="float">
            <text:p>1962.7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75552" calcext:value-type="float">
            <text:p>1962.3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16928" calcext:value-type="float">
            <text:p>1962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0016" calcext:value-type="float">
            <text:p>1963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06032" calcext:value-type="float">
            <text:p>1962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012" calcext:value-type="float">
            <text:p>1963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97928" calcext:value-type="float">
            <text:p>1963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51624" calcext:value-type="float">
            <text:p>1962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2584" calcext:value-type="float">
            <text:p>1963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97928" calcext:value-type="float">
            <text:p>1963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2-1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6216" calcext:value-type="float">
            <text:p>1963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80352" calcext:value-type="float">
            <text:p>1962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3168" calcext:value-type="float">
            <text:p>1963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4024" calcext:value-type="float">
            <text:p>1963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03568" calcext:value-type="float">
            <text:p>1962.5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9264" calcext:value-type="float">
            <text:p>1963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97928" calcext:value-type="float">
            <text:p>1963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45072" calcext:value-type="float">
            <text:p>1962.3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1728" calcext:value-type="float">
            <text:p>1963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91248" calcext:value-type="float">
            <text:p>1962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94296" calcext:value-type="float">
            <text:p>1962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9008" calcext:value-type="float">
            <text:p>1962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11544" calcext:value-type="float">
            <text:p>1962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92672" calcext:value-type="float">
            <text:p>1962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8304" calcext:value-type="float">
            <text:p>1963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28536" calcext:value-type="float">
            <text:p>1962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6696" calcext:value-type="float">
            <text:p>1963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868" calcext:value-type="float">
            <text:p>1963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06" calcext:value-type="float">
            <text:p>1963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60312" calcext:value-type="float">
            <text:p>1962.3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9264" calcext:value-type="float">
            <text:p>1963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6488" calcext:value-type="float">
            <text:p>1963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0496" calcext:value-type="float">
            <text:p>1963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9384" calcext:value-type="float">
            <text:p>1962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31456" calcext:value-type="float">
            <text:p>1963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15176" calcext:value-type="float">
            <text:p>1962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4024" calcext:value-type="float">
            <text:p>1963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98768" calcext:value-type="float">
            <text:p>1962.1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28408" calcext:value-type="float">
            <text:p>1963.1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97928" calcext:value-type="float">
            <text:p>1963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69456" calcext:value-type="float">
            <text:p>1962.3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6148" calcext:value-type="float">
            <text:p>1962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9488" calcext:value-type="float">
            <text:p>1963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9488" calcext:value-type="float">
            <text:p>1963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97928" calcext:value-type="float">
            <text:p>1963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0908" calcext:value-type="float">
            <text:p>1962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6864" calcext:value-type="float">
            <text:p>1962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6592" calcext:value-type="float">
            <text:p>1963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9264" calcext:value-type="float">
            <text:p>1963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6216" calcext:value-type="float">
            <text:p>1963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97928" calcext:value-type="float">
            <text:p>1963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0288" calcext:value-type="float">
            <text:p>1962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35928" calcext:value-type="float">
            <text:p>1962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786" calcext:value-type="float">
            <text:p>1962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2208" calcext:value-type="float">
            <text:p>1963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7004" calcext:value-type="float">
            <text:p>1962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6968" calcext:value-type="float">
            <text:p>1963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11416" calcext:value-type="float">
            <text:p>1962.8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916" calcext:value-type="float">
            <text:p>1963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46368" calcext:value-type="float">
            <text:p>1962.0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2208" calcext:value-type="float">
            <text:p>1963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6696" calcext:value-type="float">
            <text:p>1963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18224" calcext:value-type="float">
            <text:p>1962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15176" calcext:value-type="float">
            <text:p>1962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74256" calcext:value-type="float">
            <text:p>1962.6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38136" calcext:value-type="float">
            <text:p>1963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89624" calcext:value-type="float">
            <text:p>1962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6816" calcext:value-type="float">
            <text:p>1962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35088" calcext:value-type="float">
            <text:p>1963.2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9744" calcext:value-type="float">
            <text:p>1963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77888" calcext:value-type="float">
            <text:p>1962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916" calcext:value-type="float">
            <text:p>1963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60184" calcext:value-type="float">
            <text:p>1962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73088" calcext:value-type="float">
            <text:p>1962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4024" calcext:value-type="float">
            <text:p>1963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10704" calcext:value-type="float">
            <text:p>1963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22312" calcext:value-type="float">
            <text:p>1963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92416" calcext:value-type="float">
            <text:p>1963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7072" calcext:value-type="float">
            <text:p>1963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15176" calcext:value-type="float">
            <text:p>1962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37552" calcext:value-type="float">
            <text:p>1963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15176" calcext:value-type="float">
            <text:p>1962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9832" calcext:value-type="float">
            <text:p>1962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2104" calcext:value-type="float">
            <text:p>1962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7192" calcext:value-type="float">
            <text:p>1962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3336" calcext:value-type="float">
            <text:p>1962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0288" calcext:value-type="float">
            <text:p>1962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6488" calcext:value-type="float">
            <text:p>1963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2-0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82" calcext:value-type="float">
            <text:p>1962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68288" calcext:value-type="float">
            <text:p>1962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6968" calcext:value-type="float">
            <text:p>1963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35928" calcext:value-type="float">
            <text:p>1962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4776" calcext:value-type="float">
            <text:p>1963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87616" calcext:value-type="float">
            <text:p>1962.8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87616" calcext:value-type="float">
            <text:p>1962.8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01688" calcext:value-type="float">
            <text:p>1962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35928" calcext:value-type="float">
            <text:p>1962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8716" calcext:value-type="float">
            <text:p>1962.2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2584" calcext:value-type="float">
            <text:p>1963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32296" calcext:value-type="float">
            <text:p>1962.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9432" calcext:value-type="float">
            <text:p>1962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74384" calcext:value-type="float">
            <text:p>1962.1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97344" calcext:value-type="float">
            <text:p>1962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29704" calcext:value-type="float">
            <text:p>1962.8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79056" calcext:value-type="float">
            <text:p>1962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3648" calcext:value-type="float">
            <text:p>1963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4776" calcext:value-type="float">
            <text:p>1963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676" calcext:value-type="float">
            <text:p>1962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74384" calcext:value-type="float">
            <text:p>1962.1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26072" calcext:value-type="float">
            <text:p>1962.7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17056" calcext:value-type="float">
            <text:p>1962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2104" calcext:value-type="float">
            <text:p>1962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20104" calcext:value-type="float">
            <text:p>1962.2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942736" calcext:value-type="float">
            <text:p>1961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24192" calcext:value-type="float">
            <text:p>1962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24192" calcext:value-type="float">
            <text:p>1962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97344" calcext:value-type="float">
            <text:p>1962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0688" calcext:value-type="float">
            <text:p>1962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2208" calcext:value-type="float">
            <text:p>1963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9008" calcext:value-type="float">
            <text:p>1962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86576" calcext:value-type="float">
            <text:p>1962.1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5772" calcext:value-type="float">
            <text:p>1962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6112" calcext:value-type="float">
            <text:p>1963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0872" calcext:value-type="float">
            <text:p>1963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537096" calcext:value-type="float">
            <text:p>1962.5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882" calcext:value-type="float">
            <text:p>1962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32296" calcext:value-type="float">
            <text:p>1962.2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0288" calcext:value-type="float">
            <text:p>1962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18936" calcext:value-type="float">
            <text:p>1962.0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0664" calcext:value-type="float">
            <text:p>1962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23152" calcext:value-type="float">
            <text:p>1962.2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9832" calcext:value-type="float">
            <text:p>1962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0664" calcext:value-type="float">
            <text:p>1962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2724" calcext:value-type="float">
            <text:p>1962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87616" calcext:value-type="float">
            <text:p>1962.8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08952" calcext:value-type="float">
            <text:p>1962.9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62192" calcext:value-type="float">
            <text:p>1962.1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8152" calcext:value-type="float">
            <text:p>1962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21144" calcext:value-type="float">
            <text:p>1962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68744" calcext:value-type="float">
            <text:p>1962.7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3336" calcext:value-type="float">
            <text:p>1962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04332" calcext:value-type="float">
            <text:p>1962.0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6524" calcext:value-type="float">
            <text:p>1962.1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358" calcext:value-type="float">
            <text:p>1962.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87616" calcext:value-type="float">
            <text:p>1962.8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6384" calcext:value-type="float">
            <text:p>1962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72376" calcext:value-type="float">
            <text:p>1962.8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44944" calcext:value-type="float">
            <text:p>1962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33336" calcext:value-type="float">
            <text:p>1962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12584" calcext:value-type="float">
            <text:p>1963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0-0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6968" calcext:value-type="float">
            <text:p>1963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02856" calcext:value-type="float">
            <text:p>1962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05448" calcext:value-type="float">
            <text:p>1962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6524" calcext:value-type="float">
            <text:p>1962.1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57136" calcext:value-type="float">
            <text:p>1962.8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4776" calcext:value-type="float">
            <text:p>1963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69912" calcext:value-type="float">
            <text:p>1962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28664" calcext:value-type="float">
            <text:p>1962.1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5772" calcext:value-type="float">
            <text:p>1962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0532" calcext:value-type="float">
            <text:p>1962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27824" calcext:value-type="float">
            <text:p>1963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01816" calcext:value-type="float">
            <text:p>1962.2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05448" calcext:value-type="float">
            <text:p>1962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710832" calcext:value-type="float">
            <text:p>1962.7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52208" calcext:value-type="float">
            <text:p>1963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04024" calcext:value-type="float">
            <text:p>1963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91832" calcext:value-type="float">
            <text:p>1963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94424" calcext:value-type="float">
            <text:p>1962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26656" calcext:value-type="float">
            <text:p>1962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11544" calcext:value-type="float">
            <text:p>1962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90664" calcext:value-type="float">
            <text:p>1962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70496" calcext:value-type="float">
            <text:p>1963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96304" calcext:value-type="float">
            <text:p>1962.2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1.979312" calcext:value-type="float">
            <text:p>1961.9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06" calcext:value-type="float">
            <text:p>1963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34504" calcext:value-type="float">
            <text:p>1963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72504" calcext:value-type="float">
            <text:p>1962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86576" calcext:value-type="float">
            <text:p>1962.1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75552" calcext:value-type="float">
            <text:p>1962.3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38976" calcext:value-type="float">
            <text:p>1962.3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83272" calcext:value-type="float">
            <text:p>1963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06032" calcext:value-type="float">
            <text:p>1962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35928" calcext:value-type="float">
            <text:p>1962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1012" calcext:value-type="float">
            <text:p>1963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9832" calcext:value-type="float">
            <text:p>1962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9744" calcext:value-type="float">
            <text:p>1963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320688" calcext:value-type="float">
            <text:p>1962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89368" calcext:value-type="float">
            <text:p>1963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631584" calcext:value-type="float">
            <text:p>1962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826656" calcext:value-type="float">
            <text:p>1962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229248" calcext:value-type="float">
            <text:p>1962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19848" calcext:value-type="float">
            <text:p>1963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99096" calcext:value-type="float">
            <text:p>1963.2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311288" calcext:value-type="float">
            <text:p>1963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49744" calcext:value-type="float">
            <text:p>1963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86904" calcext:value-type="float">
            <text:p>1963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280808" calcext:value-type="float">
            <text:p>1963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460896" calcext:value-type="float">
            <text:p>1962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131712" calcext:value-type="float">
            <text:p>1962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134504" calcext:value-type="float">
            <text:p>1963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40016" calcext:value-type="float">
            <text:p>1963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8-12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45528" calcext:value-type="float">
            <text:p>1962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8-03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09536" calcext:value-type="float">
            <text:p>1963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6-08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3.036968" calcext:value-type="float">
            <text:p>1963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4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54672" calcext:value-type="float">
            <text:p>1962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2015-01-29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2.902856" calcext:value-type="float">
            <text:p>1962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33104310201</text:p>
          </table:table-cell>
          <table:table-cell office:value-type="string" calcext:value-type="string">
            <text:p>SC00806414AA UDAW 12</text:p>
          </table:table-cell>
          <table:table-cell office:value-type="string" calcext:value-type="string">
            <text:p>197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9.39156" calcext:value-type="float">
            <text:p>1959.3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96" meta:object-count="0"/>
    <meta:user-defined meta:name="AppVersion">3.0</meta:user-defined>
  </office:meta>
</office:document-meta>
</file>